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2" svg:font-family="Arial"/>
    <style:font-face style:name="Liberation Serf" svg:font-family="'Liberation Serf'"/>
    <style:font-face style:name="OpenSymbol" svg:font-family="OpenSymbol"/>
    <style:font-face style:name="courier" svg:font-family="courier"/>
    <style:font-face style:name="DejaVu Sans" svg:font-family="'DejaVu Sans'" style:font-family-generic="swiss"/>
    <style:font-face style:name="Monospace" svg:font-family="Monospace"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SimSun" svg:font-family="SimSun, 宋体" style:font-pitch="variable"/>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6.6924in" table:align="margins"/>
    </style:style>
    <style:style style:name="Table1.A" style:family="table-column">
      <style:table-column-properties style:column-width="0.6354in" style:rel-column-width="6222*"/>
    </style:style>
    <style:style style:name="Table1.B" style:family="table-column">
      <style:table-column-properties style:column-width="1.1979in" style:rel-column-width="11730*"/>
    </style:style>
    <style:style style:name="Table1.C" style:family="table-column">
      <style:table-column-properties style:column-width="3.9479in" style:rel-column-width="38660*"/>
    </style:style>
    <style:style style:name="Table1.D" style:family="table-column">
      <style:table-column-properties style:column-width="0.9111in" style:rel-column-width="8923*"/>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1.A3" style:family="table-cell" style:data-style-name="N0">
      <style:table-cell-properties fo:padding="0.0382in" fo:border-left="0.0007in solid #000000" fo:border-right="none" fo:border-top="none" fo:border-bottom="0.0007in solid #000000"/>
    </style:style>
    <style:style style:name="Table1.B3" style:family="table-cell" style:data-style-name="N37">
      <style:table-cell-properties fo:padding="0.0382in" fo:border-left="0.0007in solid #000000" fo:border-right="none" fo:border-top="none" fo:border-bottom="0.0007in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text-underline-style="solid" style:text-underline-width="auto" style:text-underline-color="font-color"/>
    </style:style>
    <style:style style:name="P3" style:family="paragraph" style:parent-style-name="Standard">
      <style:paragraph-properties fo:text-align="center" style:justify-single-word="false"/>
      <style:text-properties fo:font-size="36pt" style:text-underline-style="solid" style:text-underline-width="auto" style:text-underline-color="font-color" fo:font-weight="bold" style:font-size-asian="36pt" style:font-weight-asian="bold" style:font-size-complex="36pt" style:font-weight-complex="bold"/>
    </style:style>
    <style:style style:name="P4" style:family="paragraph" style:parent-style-name="Standard">
      <style:paragraph-properties fo:text-align="center" style:justify-single-word="false"/>
      <style:text-properties fo:font-style="italic" style:font-style-asian="italic" style:font-style-complex="italic"/>
    </style:style>
    <style:style style:name="P5" style:family="paragraph" style:parent-style-name="Standard">
      <style:paragraph-properties fo:text-align="start" style:justify-single-word="false" style:text-autospace="none"/>
      <style:text-properties style:font-name="Arial1" fo:font-weight="bold" style:font-name-asian="SimSun" style:language-asian="zh" style:country-asian="CN" style:font-weight-asian="bold" style:font-name-complex="Arial1" style:font-weight-complex="bold"/>
    </style:style>
    <style:style style:name="P6" style:family="paragraph" style:parent-style-name="Standard">
      <style:paragraph-properties style:text-autospace="none"/>
      <style:text-properties style:font-name="Arial1" fo:font-weight="bold" style:font-name-asian="SimSun" style:language-asian="zh" style:country-asian="CN" style:font-weight-asian="bold" style:font-name-complex="Arial1" style:font-weight-complex="bold"/>
    </style:style>
    <style:style style:name="P7" style:family="paragraph" style:parent-style-name="Contents_20_Heading">
      <style:paragraph-properties fo:break-before="page"/>
    </style:style>
    <style:style style:name="P8" style:family="paragraph" style:parent-style-name="Text_20_body">
      <style:paragraph-properties fo:break-before="page"/>
    </style:style>
    <style:style style:name="P9" style:family="paragraph" style:parent-style-name="Text_20_body">
      <style:paragraph-properties fo:margin-left="0in" fo:margin-right="0in" fo:text-indent="0in" style:auto-text-indent="false"/>
    </style:style>
    <style:style style:name="P10" style:family="paragraph" style:parent-style-name="Text_20_body">
      <style:paragraph-properties fo:margin-left="0in" fo:margin-right="0in" fo:text-indent="0in" style:auto-text-indent="false"/>
      <style:text-properties fo:font-weight="normal" style:font-weight-asian="normal" style:font-weight-complex="normal"/>
    </style:style>
    <style:style style:name="P11" style:family="paragraph" style:parent-style-name="Contents_20_1">
      <style:paragraph-properties>
        <style:tab-stops>
          <style:tab-stop style:position="6.6925in" style:type="right" style:leader-style="dotted" style:leader-text="."/>
        </style:tab-stops>
      </style:paragraph-properties>
    </style:style>
    <style:style style:name="P12" style:family="paragraph" style:parent-style-name="Contents_20_2">
      <style:paragraph-properties>
        <style:tab-stops>
          <style:tab-stop style:position="6.4957in" style:type="right" style:leader-style="dotted" style:leader-text="."/>
        </style:tab-stops>
      </style:paragraph-properties>
    </style:style>
    <style:style style:name="P13" style:family="paragraph" style:parent-style-name="Contents_20_3">
      <style:paragraph-properties>
        <style:tab-stops>
          <style:tab-stop style:position="6.2992in" style:type="right" style:leader-style="dotted" style:leader-text="."/>
        </style:tab-stops>
      </style:paragraph-properties>
    </style:style>
    <style:style style:name="P14" style:family="paragraph" style:parent-style-name="Text_20_body">
      <style:paragraph-properties fo:margin-left="0.9846in" fo:margin-right="0in" fo:text-indent="-0.25in" style:auto-text-indent="false"/>
    </style:style>
    <style:style style:name="P15" style:family="paragraph" style:parent-style-name="Standard" style:master-page-name="First_20_Page">
      <style:paragraph-properties fo:line-height="150%" style:page-number="auto" fo:break-before="auto" fo:break-after="auto"/>
    </style:style>
    <style:style style:name="P16" style:family="paragraph" style:parent-style-name="Standard" style:list-style-name="L3"/>
    <style:style style:name="P17" style:family="paragraph" style:parent-style-name="Standard" style:list-style-name="L9">
      <style:text-properties style:font-name="Monospace" fo:font-size="8pt" style:font-name-asian="Monospace" style:font-size-asian="8pt" style:font-name-complex="Monospace" style:font-size-complex="8pt"/>
    </style:style>
    <style:style style:name="P18" style:family="paragraph" style:parent-style-name="Text_20_body"/>
    <style:style style:name="P19" style:family="paragraph" style:parent-style-name="Text_20_body" style:list-style-name="L2"/>
    <style:style style:name="P20" style:family="paragraph" style:parent-style-name="Text_20_body" style:list-style-name="L4"/>
    <style:style style:name="P21" style:family="paragraph" style:parent-style-name="Text_20_body" style:list-style-name="L5"/>
    <style:style style:name="P22" style:family="paragraph" style:parent-style-name="Text_20_body" style:list-style-name="L6"/>
    <style:style style:name="P23" style:family="paragraph" style:parent-style-name="Text_20_body" style:list-style-name="L7"/>
    <style:style style:name="P24" style:family="paragraph" style:parent-style-name="Text_20_body">
      <style:text-properties fo:font-weight="bold" style:font-weight-asian="bold" style:font-weight-complex="bold"/>
    </style:style>
    <style:style style:name="P25" style:family="paragraph" style:parent-style-name="Text_20_body" style:list-style-name="L8">
      <style:text-properties fo:font-weight="bold" style:font-weight-asian="bold" style:font-weight-complex="bold"/>
    </style:style>
    <style:style style:name="P26" style:family="paragraph" style:parent-style-name="Text_20_body" style:list-style-name="L9">
      <style:text-properties style:font-name="Monospace" fo:font-size="8pt" style:font-name-asian="Monospace" style:font-size-asian="8pt" style:font-name-complex="Monospace" style:font-size-complex="8pt"/>
    </style:style>
    <style:style style:name="P27" style:family="paragraph" style:parent-style-name="Text_20_body" style:list-style-name="L10"/>
    <style:style style:name="P28" style:family="paragraph" style:parent-style-name="Text_20_body" style:list-style-name="L11"/>
    <style:style style:name="P29" style:family="paragraph" style:parent-style-name="Text_20_body" style:list-style-name="L12"/>
    <style:style style:name="P30" style:family="paragraph" style:parent-style-name="Text_20_body">
      <style:text-properties fo:font-weight="normal" style:font-weight-asian="normal" style:font-weight-complex="normal"/>
    </style:style>
    <style:style style:name="P31" style:family="paragraph" style:parent-style-name="Text_20_body" style:list-style-name="L13"/>
    <style:style style:name="P32" style:family="paragraph" style:parent-style-name="Text_20_body">
      <style:text-properties style:font-name="Liberation Serif"/>
    </style:style>
    <style:style style:name="P33" style:family="paragraph" style:parent-style-name="Text_20_body">
      <style:text-properties style:font-name="Liberation Serif" fo:font-weight="bold" style:font-weight-asian="bold" style:font-weight-complex="bold"/>
    </style:style>
    <style:style style:name="P34" style:family="paragraph" style:parent-style-name="Text_20_body" style:list-style-name="L14"/>
    <style:style style:name="P35" style:family="paragraph" style:parent-style-name="Text_20_body" style:list-style-name="L15"/>
    <style:style style:name="P36" style:family="paragraph" style:parent-style-name="Text_20_body" style:list-style-name="L2">
      <style:paragraph-properties fo:margin-left="0.9846in" fo:margin-right="0in" fo:text-indent="-0.25in" style:auto-text-indent="false"/>
    </style:style>
    <style:style style:name="P37" style:family="paragraph" style:parent-style-name="Text_20_body" style:list-style-name="L8">
      <style:paragraph-properties fo:margin-left="0.9846in" fo:margin-right="0in" fo:text-indent="-0.25in" style:auto-text-indent="false"/>
    </style:style>
    <style:style style:name="P38" style:family="paragraph" style:parent-style-name="Text_20_body" style:list-style-name="L8">
      <style:paragraph-properties fo:margin-left="0.9846in" fo:margin-right="0in" fo:text-indent="-0.25in" style:auto-text-indent="false"/>
      <style:text-properties fo:font-weight="normal" style:font-weight-asian="normal" style:font-weight-complex="normal"/>
    </style:style>
    <style:style style:name="P39" style:family="paragraph" style:parent-style-name="Text_20_body" style:list-style-name="L2">
      <style:paragraph-properties fo:margin-left="0.4925in" fo:margin-right="0in" fo:text-indent="-0.25in" style:auto-text-indent="false"/>
    </style:style>
    <style:style style:name="P40" style:family="paragraph" style:parent-style-name="Text_20_body">
      <style:paragraph-properties fo:break-before="page"/>
    </style:style>
    <style:style style:name="P41" style:family="paragraph" style:list-style-name="L14"/>
    <style:style style:name="P42" style:family="paragraph" style:parent-style-name="Heading_20_1" style:list-style-name="L1"/>
    <style:style style:name="P43" style:family="paragraph" style:parent-style-name="Heading_20_1" style:list-style-name=""/>
    <style:style style:name="P44" style:family="paragraph" style:parent-style-name="Heading_20_1" style:list-style-name="L1">
      <style:paragraph-properties fo:break-before="page"/>
    </style:style>
    <style:style style:name="P45" style:family="paragraph" style:parent-style-name="Table_20_Contents">
      <style:text-properties style:font-name="Liberation Serif"/>
    </style:style>
    <style:style style:name="P46" style:family="paragraph" style:parent-style-name="Table_20_Contents">
      <style:text-properties style:font-name="Liberation Serif" fo:font-weight="normal" style:font-weight-asian="normal" style:font-weight-complex="normal"/>
    </style:style>
    <style:style style:name="P47" style:family="paragraph" style:parent-style-name="Table_20_Contents">
      <style:text-properties style:font-name="Liberation Serif" fo:font-weight="bold" style:font-weight-asian="bold" style:font-weight-complex="bold"/>
    </style:style>
    <style:style style:name="P48" style:family="paragraph" style:parent-style-name="Table_20_Contents">
      <style:text-properties style:font-name="Liberation Serif" fo:font-style="italic" fo:font-weight="normal" style:font-style-asian="italic" style:font-weight-asian="normal" style:font-style-complex="italic" style:font-weight-complex="normal"/>
    </style:style>
    <style:style style:name="P49" style:family="paragraph" style:parent-style-name="Table_20_Contents">
      <style:text-properties style:font-name="Liberation Serif" fo:font-style="normal" fo:font-weight="normal" style:font-style-asian="normal" style:font-weight-asian="normal" style:font-style-complex="normal" style:font-weight-complex="normal"/>
    </style:style>
    <style:style style:name="P50" style:family="paragraph" style:parent-style-name="Heading_20_2" style:list-style-name=""/>
    <style:style style:name="P51" style:family="paragraph" style:parent-style-name="Heading_20_2">
      <style:paragraph-properties fo:break-before="page"/>
    </style:style>
    <style:style style:name="P52" style:family="paragraph" style:parent-style-name="Heading_20_3" style:list-style-name="">
      <style:paragraph-properties fo:line-height="150%"/>
    </style:style>
    <style:style style:name="P53" style:family="paragraph" style:parent-style-name="Heading_20_3">
      <style:paragraph-properties fo:break-before="page"/>
    </style:style>
    <style:style style:name="P54" style:family="paragraph" style:parent-style-name="Preformatted_20_Text">
      <style:text-properties style:font-name="Liberation Serif"/>
    </style:style>
    <style:style style:name="P55" style:family="paragraph" style:parent-style-name="Preformatted_20_Text">
      <style:text-properties style:font-name="Liberation Serif" fo:font-weight="normal" style:font-weight-asian="normal" style:font-weight-complex="normal"/>
    </style:style>
    <style:style style:name="P56" style:family="paragraph" style:parent-style-name="Preformatted_20_Text">
      <style:text-properties style:font-name="courier" fo:font-style="normal" fo:font-weight="normal" style:font-style-asian="normal" style:font-weight-asian="normal" style:font-style-complex="normal" style:font-weight-complex="normal"/>
    </style:style>
    <style:style style:name="P57" style:family="paragraph" style:parent-style-name="Preformatted_20_Text">
      <style:paragraph-properties fo:margin-top="0in" fo:margin-bottom="0.1965in"/>
    </style:style>
    <style:style style:name="P58" style:family="paragraph" style:parent-style-name="List_20_Contents">
      <style:paragraph-properties fo:margin-top="0in" fo:margin-bottom="0.1965in"/>
    </style:style>
    <style:style style:name="P5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DejaVu Sans1"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60" style:family="paragraph">
      <style:paragraph-properties fo:margin-left="0in" fo:margin-right="0in" fo:margin-top="0in" fo:margin-bottom="0in" fo:line-height="100%" fo:text-align="center" fo:text-indent="0in"/>
    </style:style>
    <style:style style:name="P6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4pt" fo:font-style="normal" fo:text-shadow="none" style:text-underline-style="none" fo:font-weight="normal" style:letter-kerning="true" style:font-name-asian="DejaVu Sans1" style:font-size-asian="14pt" style:font-style-asian="normal" style:font-weight-asian="normal" style:font-name-complex="Tahoma" style:font-size-complex="14pt" style:font-style-complex="normal" style:font-weight-complex="normal" style:text-emphasize="none" style:font-relief="none" style:text-overline-style="none" style:text-overline-color="font-color"/>
    </style:style>
    <style:style style:name="P62" style:family="paragraph">
      <style:paragraph-properties fo:margin-left="0in" fo:margin-right="0in" fo:margin-top="0in" fo:margin-bottom="0in" fo:line-height="100%" fo:text-align="end" fo:text-indent="0in"/>
    </style:style>
    <style:style style:name="P63" style:family="paragraph">
      <style:paragraph-properties fo:margin-left="0in" fo:margin-right="0in" fo:margin-top="0in" fo:margin-bottom="0in" fo:line-height="100%" fo:text-align="end" fo:text-indent="0in"/>
      <style:text-properties fo:color="#ffffff" style:text-outline="false" style:text-line-through-style="none" style:font-name="Arial" fo:font-size="18pt" fo:font-style="normal" fo:text-shadow="none" style:text-underline-style="none" fo:font-weight="normal" style:letter-kerning="true" style:font-name-asian="DejaVu Sans1"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6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2pt" fo:font-style="normal" fo:text-shadow="none" style:text-underline-style="none" fo:font-weight="normal" style:letter-kerning="true" style:font-name-asian="DejaVu Sans1"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P65" style:family="paragraph">
      <style:paragraph-properties fo:margin-left="0in" fo:margin-right="0in" fo:margin-top="0in" fo:margin-bottom="0in" fo:line-height="100%" fo:text-indent="0in"/>
    </style:style>
    <style:style style:name="P66" style:family="paragraph">
      <style:paragraph-properties fo:margin-left="0in" fo:margin-right="0in" fo:margin-top="0in" fo:margin-bottom="0in" fo:line-height="100%" fo:text-indent="0in"/>
      <style:text-properties style:use-window-font-color="true" style:text-outline="false" style:text-line-through-style="none" style:font-name="Arial" fo:font-size="16pt" fo:font-style="normal" fo:text-shadow="none" style:text-underline-style="none" fo:font-weight="normal" style:letter-kerning="true" style:font-name-asian="DejaVu Sans1" style:font-size-asian="16pt" style:font-style-asian="normal" style:font-weight-asian="normal" style:font-name-complex="Tahoma" style:font-size-complex="16pt" style:font-style-complex="normal" style:font-weight-complex="normal" style:text-emphasize="none" style:font-relief="none" style:text-overline-style="none" style:text-overline-color="font-color"/>
    </style:style>
    <style:style style:name="P67" style:family="paragraph">
      <style:paragraph-properties fo:margin-left="0in" fo:margin-right="0in" fo:margin-top="0in" fo:margin-bottom="0in" fo:line-height="100%" fo:text-align="center" fo:text-indent="0in"/>
      <style:text-properties fo:color="#ffffff" style:text-outline="false" style:text-line-through-style="none" style:font-name="Arial" fo:font-size="18pt" fo:font-style="normal" fo:text-shadow="none" style:text-underline-style="none" fo:font-weight="normal" style:letter-kerning="true" style:font-name-asian="DejaVu Sans1"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style:font-weight-asian="normal" style:font-weight-complex="normal"/>
    </style:style>
    <style:style style:name="T5" style:family="text">
      <style:text-properties fo:font-style="italic" fo:font-weight="bold" style:font-weight-asian="bold" style:font-weight-complex="bold"/>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bold" style:font-weight-asian="normal" style:font-weight-complex="normal"/>
    </style:style>
    <style:style style:name="T9" style:family="text">
      <style:text-properties fo:font-size="14pt" style:font-size-asian="14pt" style:font-size-complex="14pt"/>
    </style:style>
    <style:style style:name="T10" style:family="text">
      <style:text-properties fo:color="#000000" style:font-name="Monospace" fo:font-size="8pt" fo:font-style="italic" style:font-name-asian="Monospace" style:font-size-asian="8pt" style:font-style-asian="italic" style:font-name-complex="Monospace" style:font-size-complex="8pt" style:font-style-complex="italic"/>
    </style:style>
    <style:style style:name="T11" style:family="text">
      <style:text-properties fo:color="#000000" style:font-name="Monospace" fo:font-size="8pt" fo:font-style="italic" style:text-underline-style="solid" style:text-underline-width="auto" style:text-underline-color="font-color" fo:font-weight="normal" style:font-name-asian="Monospace" style:font-size-asian="8pt" style:font-style-asian="italic" style:font-weight-asian="normal" style:font-name-complex="Monospace" style:font-size-complex="8pt" style:font-style-complex="italic" style:font-weight-complex="normal"/>
    </style:style>
    <style:style style:name="T12" style:family="text">
      <style:text-properties fo:color="#000000" style:font-name="Monospace" fo:font-size="8pt" fo:font-style="normal" style:text-underline-style="solid" style:text-underline-width="auto" style:text-underline-color="font-color" style:font-name-asian="Monospace" style:font-size-asian="8pt" style:font-style-asian="normal" style:font-name-complex="Monospace" style:font-size-complex="8pt" style:font-style-complex="normal"/>
    </style:style>
    <style:style style:name="T13" style:family="text">
      <style:text-properties fo:color="#000000" style:font-name="Monospace" fo:font-size="8pt" fo:font-style="normal" style:text-underline-style="solid" style:text-underline-width="auto" style:text-underline-color="font-color" fo:font-weight="bold" style:font-name-asian="Monospace" style:font-size-asian="8pt" style:font-style-asian="normal" style:font-weight-asian="bold" style:font-name-complex="Monospace" style:font-size-complex="8pt" style:font-style-complex="normal" style:font-weight-complex="bold"/>
    </style:style>
    <style:style style:name="T14" style:family="text">
      <style:text-properties fo:color="#000000" style:font-name="Monospace" fo:font-size="8pt" fo:font-style="normal" style:text-underline-style="solid" style:text-underline-width="auto" style:text-underline-color="font-color" fo:font-weight="normal" style:font-name-asian="Monospace" style:font-size-asian="8pt" style:font-style-asian="normal" style:font-weight-asian="normal" style:font-name-complex="Monospace" style:font-size-complex="8pt" style:font-style-complex="normal" style:font-weight-complex="normal"/>
    </style:style>
    <style:style style:name="T15" style:family="text">
      <style:text-properties fo:color="#000000" style:font-name="Liberation Serif" fo:font-size="12pt" fo:font-style="italic" style:font-name-asian="Monospace" style:font-size-asian="12pt" style:font-style-asian="italic" style:font-name-complex="Monospace" style:font-size-complex="12pt" style:font-style-complex="italic"/>
    </style:style>
    <style:style style:name="T16" style:family="text">
      <style:text-properties fo:color="#000000" style:font-name="Liberation Serif" fo:font-size="12pt" fo:font-style="italic" style:font-name-asian="Monospace" style:font-size-asian="10.5pt" style:font-style-asian="italic" style:font-name-complex="Monospace" style:font-size-complex="12pt" style:font-style-complex="italic"/>
    </style:style>
    <style:style style:name="T17" style:family="text">
      <style:text-properties fo:color="#000000" style:font-name="Liberation Serif" fo:font-size="12pt" fo:font-style="italic" style:font-name-asian="Monospace" style:font-size-asian="10.5pt" style:font-style-asian="normal" style:font-name-complex="Monospace" style:font-size-complex="12pt" style:font-style-complex="normal"/>
    </style:style>
    <style:style style:name="T18" style:family="text">
      <style:text-properties fo:color="#000000" style:font-name="Liberation Serif" fo:font-size="12pt" fo:font-style="normal" style:font-name-asian="Monospace" style:font-size-asian="10.5pt" style:font-style-asian="normal" style:font-name-complex="Monospace" style:font-size-complex="12pt" style:font-style-complex="normal"/>
    </style:style>
    <style:style style:name="T19" style:family="text">
      <style:text-properties fo:color="#000000" style:font-name="Liberation Serif" fo:font-size="12pt" fo:font-style="normal" fo:font-weight="bold" style:font-name-asian="Monospace" style:font-size-asian="10.5pt" style:font-style-asian="normal" style:font-weight-asian="bold" style:font-name-complex="Monospace" style:font-size-complex="12pt" style:font-style-complex="normal" style:font-weight-complex="bold"/>
    </style:style>
    <style:style style:name="T20" style:family="text">
      <style:text-properties fo:color="#000000" fo:font-style="normal" style:font-style-asian="normal" style:font-style-complex="normal"/>
    </style:style>
    <style:style style:name="T21" style:family="text">
      <style:text-properties fo:color="#000000" fo:font-style="normal" fo:font-weight="bold" style:font-style-asian="normal" style:font-weight-asian="bold" style:font-style-complex="normal" style:font-weight-complex="bold"/>
    </style:style>
    <style:style style:name="T22" style:family="text">
      <style:text-properties fo:color="#000000" fo:font-size="8pt" fo:font-style="italic" style:text-underline-style="solid" style:text-underline-width="auto" style:text-underline-color="font-color" fo:font-weight="normal" style:font-name-asian="Monospace" style:font-size-asian="8pt" style:font-style-asian="italic" style:font-weight-asian="normal" style:font-name-complex="Monospace" style:font-size-complex="8pt" style:font-style-complex="italic" style:font-weight-complex="normal"/>
    </style:style>
    <style:style style:name="T23" style:family="text">
      <style:text-properties fo:color="#000000" fo:font-size="12pt" fo:font-style="italic" style:text-underline-style="solid" style:text-underline-width="auto" style:text-underline-color="font-color" fo:font-weight="normal" style:font-name-asian="Monospace" style:font-size-asian="12pt" style:font-style-asian="italic" style:font-weight-asian="normal" style:font-name-complex="Monospace" style:font-size-complex="12pt" style:font-style-complex="italic" style:font-weight-complex="normal"/>
    </style:style>
    <style:style style:name="T24" style:family="text">
      <style:text-properties fo:color="#000000" fo:font-size="12pt" fo:font-style="italic" style:text-underline-style="none" fo:font-weight="normal" style:font-name-asian="Monospace" style:font-size-asian="12pt" style:font-style-asian="italic" style:font-weight-asian="normal" style:font-name-complex="Monospace" style:font-size-complex="12pt" style:font-style-complex="italic" style:font-weight-complex="normal"/>
    </style:style>
    <style:style style:name="T25" style:family="text">
      <style:text-properties fo:color="#000000"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T26" style:family="text">
      <style:text-properties fo:font-style="normal" style:font-style-asian="normal" style:font-style-complex="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style:font-name="Liberation Serif"/>
    </style:style>
    <style:style style:name="T29" style:family="text">
      <style:text-properties style:font-name="Liberation Serif" fo:font-size="12pt" fo:font-style="normal" style:font-size-asian="12pt" style:font-style-asian="normal" style:font-size-complex="12pt" style:font-style-complex="normal"/>
    </style:style>
    <style:style style:name="T30" style:family="text">
      <style:text-properties style:font-name="Liberation Serif" fo:font-size="12pt" fo:font-style="italic" style:font-size-asian="12pt" style:font-style-asian="italic" style:font-size-complex="12pt" style:font-style-complex="italic"/>
    </style:style>
    <style:style style:name="T31" style:family="text">
      <style:text-properties style:font-name="Liberation Serif" fo:font-style="italic" fo:font-weight="bold" style:font-style-asian="italic" style:font-weight-asian="normal" style:font-style-complex="italic" style:font-weight-complex="normal"/>
    </style:style>
    <style:style style:name="T32" style:family="text">
      <style:text-properties style:font-name="Liberation Serif" fo:font-style="italic" style:font-style-asian="italic" style:font-style-complex="italic"/>
    </style:style>
    <style:style style:name="T33" style:family="text">
      <style:text-properties style:font-name="Liberation Serif" fo:font-style="italic" fo:font-weight="normal" style:font-style-asian="italic" style:font-weight-asian="normal" style:font-style-complex="italic" style:font-weight-complex="normal"/>
    </style:style>
    <style:style style:name="T34" style:family="text">
      <style:text-properties style:font-name="Liberation Serif" fo:font-style="normal" fo:font-weight="bold" style:font-style-asian="normal" style:font-weight-asian="normal" style:font-style-complex="normal" style:font-weight-complex="normal"/>
    </style:style>
    <style:style style:name="T35" style:family="text">
      <style:text-properties style:font-name="Liberation Serif" fo:font-style="normal" style:font-style-asian="normal" style:font-style-complex="normal"/>
    </style:style>
    <style:style style:name="T36" style:family="text">
      <style:text-properties style:font-name="Liberation Serif" fo:font-style="normal" fo:font-weight="normal" style:font-style-asian="normal" style:font-weight-asian="normal" style:font-style-complex="normal" style:font-weight-complex="normal"/>
    </style:style>
    <style:style style:name="T37" style:family="text">
      <style:text-properties style:font-weight-asian="bold"/>
    </style:style>
    <style:style style:name="T38" style:family="text">
      <style:text-properties style:font-weight-complex="bold"/>
    </style:style>
    <style:style style:name="T39" style:family="text">
      <style:text-properties fo:color="#7f0055" fo:font-style="normal" fo:font-weight="bold" style:font-style-asian="normal" style:font-weight-asian="bold" style:font-style-complex="normal" style:font-weight-complex="bold"/>
    </style:style>
    <style:style style:name="T40" style:family="text">
      <style:text-properties fo:color="#0000ff"/>
    </style:style>
    <style:style style:name="T41" style:family="text">
      <style:text-properties fo:color="#008000"/>
    </style:style>
    <style:style style:name="T42" style:family="text">
      <style:text-properties fo:color="#ff0000"/>
    </style:style>
    <style:style style:name="T43" style:family="text">
      <style:text-properties style:font-name="Arial2"/>
    </style:style>
    <style:style style:name="T44" style:family="text">
      <style:text-properties style:font-name="Arial2" fo:font-style="normal" fo:font-weight="normal" style:font-style-asian="normal" style:font-weight-asian="normal" style:font-style-complex="normal" style:font-weight-complex="normal"/>
    </style:style>
    <style:style style:name="T45" style:family="text">
      <style:text-properties style:font-name="Arial2" fo:font-style="normal" style:font-style-asian="normal" style:font-style-complex="normal"/>
    </style:style>
    <style:style style:name="T46" style:family="text">
      <style:text-properties style:font-name="Arial2" fo:font-size="12pt" fo:font-style="normal" style:font-size-asian="12pt" style:font-style-asian="normal" style:font-size-complex="12pt" style:font-style-complex="normal"/>
    </style:style>
    <style:style style:name="T47" style:family="text">
      <style:text-properties fo:font-weight="normal" style:font-weight-asian="normal" style:font-weight-complex="normal"/>
    </style:style>
    <style:style style:name="T48" style:family="text">
      <style:text-properties style:font-weight-asian="normal" style:font-weight-complex="normal"/>
    </style:style>
    <style:style style:name="T49" style:family="text">
      <style:text-properties style:font-name="courier"/>
    </style:style>
    <style:style style:name="T50" style:family="text">
      <style:text-properties style:font-name="courier" fo:font-style="normal" style:font-style-asian="normal" style:font-style-complex="normal"/>
    </style:style>
    <style:style style:name="T51" style:family="text">
      <style:text-properties style:text-underline-style="solid" style:text-underline-width="auto" style:text-underline-color="font-color" fo:font-weight="bold"/>
    </style:style>
    <style:style style:name="T52" style:family="text">
      <style:text-properties style:use-window-font-color="true" style:text-outline="false" style:text-line-through-style="none" style:font-name="Arial" fo:font-size="14pt" fo:font-style="normal" fo:text-shadow="none" style:text-underline-style="none" fo:font-weight="normal" style:letter-kerning="true" style:font-name-asian="DejaVu Sans1" style:font-size-asian="14pt" style:font-style-asian="normal" style:font-weight-asian="normal" style:font-name-complex="Tahoma" style:font-size-complex="14pt" style:font-style-complex="normal" style:font-weight-complex="normal" style:text-emphasize="none" style:font-relief="none" style:text-overline-style="none" style:text-overline-color="font-color"/>
    </style:style>
    <style:style style:name="T53" style:family="text">
      <style:text-properties fo:color="#ffffff" style:text-outline="false" style:text-line-through-style="none" style:font-name="Arial" fo:font-size="18pt" fo:font-style="normal" fo:text-shadow="none" style:text-underline-style="none" fo:font-weight="normal" style:letter-kerning="true" style:font-name-asian="DejaVu Sans1"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54" style:family="text">
      <style:text-properties style:use-window-font-color="true" style:text-outline="false" style:text-line-through-style="none" style:font-name="Arial" fo:font-size="12pt" fo:font-style="normal" fo:text-shadow="none" style:text-underline-style="none" fo:font-weight="normal" style:letter-kerning="true" style:font-name-asian="DejaVu Sans1" style:font-size-asian="12pt" style:font-style-asian="normal" style:font-weight-asian="normal" style:font-name-complex="Tahoma" style:font-size-complex="12pt" style:font-style-complex="normal" style:font-weight-complex="normal" style:text-emphasize="none" style:font-relief="none" style:text-overline-style="none" style:text-overline-color="font-color"/>
    </style:style>
    <style:style style:name="T55" style:family="text">
      <style:text-properties style:use-window-font-color="true" style:text-outline="false" style:text-line-through-style="none" style:font-name="Arial" fo:font-size="16pt" fo:font-style="normal" fo:text-shadow="none" style:text-underline-style="none" fo:font-weight="normal" style:letter-kerning="true" style:font-name-asian="DejaVu Sans1" style:font-size-asian="16pt" style:font-style-asian="normal" style:font-weight-asian="normal" style:font-name-complex="Tahoma" style:font-size-complex="16pt" style:font-style-complex="normal" style:font-weight-complex="normal" style:text-emphasize="none" style:font-relief="none" style:text-overline-style="none" style:text-overline-color="font-color"/>
    </style:style>
    <style:style style:name="T56" style:family="text">
      <style:text-properties style:use-window-font-color="true" style:text-outline="false" style:text-line-through-style="none" style:font-name="Arial" fo:font-size="18pt" fo:font-style="normal" fo:text-shadow="none" style:text-underline-style="none" fo:font-weight="normal" style:letter-kerning="true" style:font-name-asian="DejaVu Sans1"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1181in" draw:marker-start-center="false" draw:marker-end="" draw:marker-end-width="0.1181in" draw:marker-end-center="false" draw:fill="solid" draw:fill-color="#008000"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solid" draw:fill-color="#c90016"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161in" fo:min-width="2.1402in"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solid" svg:stroke-width="0in" svg:stroke-color="#000000" draw:marker-start="" draw:marker-start-width="0.1181in" draw:marker-start-center="false" draw:marker-end="" draw:marker-end-width="0.1181in" draw:marker-end-center="false" draw:fill="solid" draw:fill-color="#ff6309"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solid" svg:stroke-width="0in" svg:stroke-color="#000000" draw:marker-start="" draw:marker-start-width="0.1181in" draw:marker-start-center="false" draw:marker-end="" draw:marker-end-width="0.1181in" draw:marker-end-center="false" draw:fill="solid" draw:fill-color="#ffb515"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left" draw:auto-grow-height="true" draw:auto-grow-width="true" fo:min-height="0.2161in" fo:min-width="2.0366in"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LumWeb</text:p>
      <text:p text:style-name="P1">Universelle Maschinensteuerung mit Webinterface</text:p>
      <text:p text:style-name="P1"/>
      <text:p text:style-name="P1"><text:span text:style-name="T9">HTL Paul-Hahn</text:span> </text:p>
      <text:p text:style-name="P4">Informationstechnologie</text:p>
      <text:p text:style-name="P1"/>
      <text:p text:style-name="P2">Diplomarbeit von:</text:p>
      <text:p text:style-name="P1">Martin Anzinger</text:p>
      <text:p text:style-name="P1">Florian Hahn</text:p>
      <text:p text:style-name="P1"/>
      <text:p text:style-name="P2">Betreut von:</text:p>
      <text:p text:style-name="P1">Herbert Jachs</text:p>
      <text:p text:style-name="P1"/>
      <text:p text:style-name="P1"/>
      <text:p text:style-name="P1"/>
      <text:p text:style-name="P1">Linz, 26. März 2010<text:line-break/>Version 0.1</text:p>
      <text:p text:style-name="P1"/>
      <text:p text:style-name="P8">Kurzfassung</text:p>
      <text:p text:style-name="Text_20_body">Das Ziel von LumWeb ist, die Vereinfachung der Userinterface-Erstellung für Maschinensteuerungsinterfaces, für Heizungen und andere Maschinen.</text:p>
      <text:p text:style-name="Text_20_body">Erreicht wird das Ziel durch das Zusammenspiel von Embedded Webserver und Embedded WebClient auf einem Microcontroller System.</text:p>
      <text:p text:style-name="Text_20_body">Das User Interface wird als HTML Seite mit SSI Tags definiert. Die Bedienseiten sind auf einem Serversystem gespeichert. Das Serversystem ist zuständig für die Kommunikation mit der Maschine <text:s/>und <text:s/>mit dem Benutzer. Die Seiten werden über HTTP an die Clients verteilt. Auf PC Systemen übernimmt der Browser die Darstellung. Auf uC Systemen über nimmt der Webclient die Darstellung. Dazu wertet er spezielle HTML Kommentare aus, die für die SSI Tags eingefügt werden. </text:p>
      <text:p text:style-name="Text_20_body">Um eine Bedienseite zu erstellen werden in den HTML Code Bedienelemente in Form von SSI Tags eingebaut, zum Beispiel der Tag NumberInputField für die Eingabe einer Zahl. Zusätzlich muss eine ID angegeben werden, die das Element mit eine Einstellung der Maschine verbindet. Der ComTask wertet diese ID aus und liefert den entsprechenden Wert. Der Webserver fügt beim Auswerten der Tags außerdem spezielle HTML Kommentare ein, die der Webclient zur Darstellung auswertet. Der Client kann nur solche Tags darstellen, für die er Darstellungsmethoden implementiert.</text:p>
      <text:p text:style-name="Text_20_body"/>
      <text:p text:style-name="P6">Abstract</text:p>
      <text:p text:style-name="P6"/>
      <text:p text:style-name="P5">Ehrenwörtliche Erklärung:</text:p>
      <text:p text:style-name="P5"/>
      <text:p text:style-name="P5">Vorwort</text:p>
      <text:p text:style-name="P5"/>
      <text:p text:style-name="P5"/>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7">Inhaltsverzeichnis</text:p>
          </text:index-title>
          <text:p text:style-name="P11">1.Externe Komponenten<text:tab/>3</text:p>
          <text:p text:style-name="P12">Hardwareumgebung<text:tab/>3</text:p>
          <text:p text:style-name="P12">Softwareumgebung<text:tab/>3</text:p>
          <text:p text:style-name="P13">FreeRTOS<text:tab/>3</text:p>
          <text:p text:style-name="P13">LWIP<text:tab/>4</text:p>
          <text:p text:style-name="P11">2.Konfiguration<text:tab/>5</text:p>
          <text:p text:style-name="P12">1.1 FreeRTOS<text:tab/>5</text:p>
          <text:p text:style-name="P13">Tasks<text:tab/>5</text:p>
          <text:p text:style-name="P13">Queues<text:tab/>5</text:p>
          <text:p text:style-name="P12">1.2 LWIP<text:tab/>5</text:p>
          <text:p text:style-name="P12">1.3 LumWeb<text:tab/>5</text:p>
          <text:p text:style-name="P11">3.Lumweb<text:tab/>6</text:p>
          <text:p text:style-name="P12">Webserver<text:tab/>7</text:p>
          <text:p text:style-name="P12">Webclient<text:tab/>8</text:p>
          <text:p text:style-name="P13">3.1 Interface<text:tab/>8</text:p>
          <text:p text:style-name="P12">ComTask<text:tab/>9</text:p>
          <text:p text:style-name="P13">3.1 Interface<text:tab/>9</text:p>
        </text:index-body>
      </text:table-of-content>
      <text:h text:style-name="Heading_20_1" text:outline-level="1"/>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Version</text:p>
          </table:table-cell>
          <table:table-cell table:style-name="Table1.A1" office:value-type="string">
            <text:p text:style-name="Table_20_Contents">Datum</text:p>
          </table:table-cell>
          <table:table-cell table:style-name="Table1.A1" office:value-type="string">
            <text:p text:style-name="Table_20_Contents">Änderung</text:p>
          </table:table-cell>
          <table:table-cell table:style-name="Table1.D1" office:value-type="string">
            <text:p text:style-name="Table_20_Contents">Autor</text:p>
          </table:table-cell>
        </table:table-row>
        <table:table-row>
          <table:table-cell table:style-name="Table1.A2" office:value-type="string">
            <text:p text:style-name="Table_20_Contents">0.1</text:p>
          </table:table-cell>
          <table:table-cell table:style-name="Table1.A2" office:value-type="string">
            <text:p text:style-name="Table_20_Contents">23.03.2010</text:p>
          </table:table-cell>
          <table:table-cell table:style-name="Table1.A2" office:value-type="string">
            <text:p text:style-name="Table_20_Contents">Erstellen der SW Doku</text:p>
          </table:table-cell>
          <table:table-cell table:style-name="Table1.D2" office:value-type="string">
            <text:p text:style-name="Table_20_Contents">Anzinger Hahn</text:p>
          </table:table-cell>
        </table:table-row>
        <table:table-row>
          <table:table-cell table:style-name="Table1.A3" office:value-type="float" office:value="0.2">
            <text:p text:style-name="Table_20_Contents">0.2</text:p>
          </table:table-cell>
          <table:table-cell table:style-name="Table1.B3" office:value-type="date" office:date-value="2010-06-04">
            <text:p text:style-name="Table_20_Contents">06/04/10</text:p>
          </table:table-cell>
          <table:table-cell table:style-name="Table1.A2" office:value-type="string">
            <text:p text:style-name="Table_20_Contents">Konzept erweitert</text:p>
          </table:table-cell>
          <table:table-cell table:style-name="Table1.D2" office:value-type="string">
            <text:p text:style-name="Table_20_Contents">Hahn</text:p>
          </table:table-cell>
        </table:table-row>
      </table:table>
      <text:p text:style-name="Text_20_body"/>
      <text:p text:style-name="P8"/>
      <text:list xml:id="list1271221350" text:style-name="L1">
        <text:list-item>
          <text:h text:style-name="P42" text:outline-level="1">Externe Komponenten</text:h>
        </text:list-item>
      </text:list>
      <text:h text:style-name="Text_20_body" text:outline-level="1"/>
      <text:h text:style-name="Heading_20_2" text:outline-level="2">Hardwareumgebung</text:h>
      <text:p text:style-name="Text_20_body">Als Entwicklungssystem wurde ein LuminaryMicro <text:a xlink:type="simple" xlink:href="http://www.luminarymicro.com/products/dk-lm3s9b96.html">DK-LM3S9B96</text:a> verwendent. Im Zuge der Diplomarbeit wurde zuerst das an der Schule verwendete Luminary Board verwendet, welches dann aber durch das DK-LM3S9B96 ersetzt wurde, das uns von der Firma Hainzl zur Verfügung gestellt worden ist und mit einem Touchscreen ein praxis-näheres Entwicklungssystem bietet.</text:p>
      <text:p text:style-name="Text_20_body">Wichtige Eckdaten:</text:p>
      <text:list xml:id="list1077579510" text:style-name="L2">
        <text:list-item>
          <text:p text:style-name="P19">3.5“ Farb-LCD </text:p>
        </text:list-item>
        <text:list-item>
          <text:p text:style-name="P36">Auflösung: 320 x 240</text:p>
        </text:list-item>
        <text:list-item>
          <text:p text:style-name="P36">Resistiver Touchscreen</text:p>
        </text:list-item>
        <text:list-item>
          <text:p text:style-name="P39">80 MHz LM3S9B9 uC</text:p>
        </text:list-item>
        <text:list-item>
          <text:p text:style-name="P36">256kB Flash</text:p>
        </text:list-item>
        <text:list-item>
          <text:p text:style-name="P36">96kB Sram</text:p>
        </text:list-item>
        <text:list-item>
          <text:p text:style-name="P36">integrierter Ethernet Controller</text:p>
        </text:list-item>
        <text:list-item>
          <text:p text:style-name="P36">Card Reader</text:p>
        </text:list-item>
        <text:list-item>
          <text:p text:style-name="P36">ARM Cortex 3M CPU</text:p>
        </text:list-item>
      </text:list>
      <text:p text:style-name="P14"/>
      <text:p text:style-name="P14"/>
      <text:p text:style-name="P9"/>
      <text:h text:style-name="Heading_20_2" text:outline-level="2">Softwareumgebung</text:h>
      <text:h text:style-name="Heading_20_3" text:outline-level="3">FreeRTOS</text:h>
      <text:p text:style-name="Text_20_body">Als Betriebssystem wird das in C geschriebene Open Source Realtime Operatring System <text:soft-page-break/><text:a xlink:type="simple" xlink:href="http://www.freertos.org/">FreeRTOS</text:a> verwendet, da es lizenzfrei verwendet werden kann und als sehr stabil gilt. Als Entwicklungssystem wurde eine ARM Cortext 3M CPU verwendet, FreeRTOS ist aber für viele verschiedene Hardwareplattformen verfügbar:</text:p>
      <text:list xml:id="list1745910435" text:style-name="L3">
        <text:list-item>
          <text:p text:style-name="P16">Mikrocontroller mit ARM-Cortex-M3-Architektur </text:p>
        </text:list-item>
        <text:list-item>
          <text:p text:style-name="P16">Mikrocontroller mit ARM7-Architektur</text:p>
        </text:list-item>
        <text:list-item>
          <text:p text:style-name="P16">Atmel AVR und Atmel AVR32 </text:p>
        </text:list-item>
        <text:list-item>
          <text:p text:style-name="P16">Freescale Semiconductor HCS12-Familie und Coldfire V2 </text:p>
        </text:list-item>
        <text:list-item>
          <text:p text:style-name="P16">Xilinx MicroBlaze und PowerPC PPC405 </text:p>
        </text:list-item>
        <text:list-item>
          <text:p text:style-name="P16">Texas Instruments MSP430 </text:p>
        </text:list-item>
        <text:list-item>
          <text:p text:style-name="P16">Microchip Technology PIC18, PIC24, dsPIC, PIC32 </text:p>
        </text:list-item>
        <text:list-item>
          <text:p text:style-name="P16">Renesas H8/S SuperH </text:p>
        </text:list-item>
        <text:list-item>
          <text:p text:style-name="P16">Fujitsu MB91460 32bit und MB96340 16bit </text:p>
        </text:list-item>
        <text:list-item>
          <text:p text:style-name="P16">NEC V850ES 32bit und 78K0R 16bit </text:p>
        </text:list-item>
      </text:list>
      <text:p text:style-name="Text_20_body">Um Netzwerkanfragen, die grafische Darstellung am Display und die Ansteuerung der Maschine quasi-parallel realisieren zu können wird eine Multitaskingumgebung benötigt. FreeRTOS bietet diese Umgebung in Kombination mit Queues zur Interprocesskommunikation. </text:p>
      <text:h text:style-name="Heading_20_4" text:outline-level="4">Funktionsweise<text:note text:id="ftn1" text:note-class="footnote"><text:note-citation>1</text:note-citation><text:note-body><text:p text:style-name="Footnote">Wikipedia – FreeRTOS, April 2010, http://de.wikipedia.org/w/index.php?title=FreeRTOS&amp;oldid=69842333</text:p></text:note-body></text:note></text:h>
      <text:p text:style-name="Text_20_body"><text:span text:style-name="T6">FreeRTOS</text:span> ist ein Open-Source-Echtzeitbetriebssystem für eingebettete Systeme. Es wurde auf verschiedene Mikrocontroller portiert. Das unter einer leicht modifizierten GPL stehende Microkernelsystem wird zurzeit in der Version 6.0.2 angeboten. Durch die leichte Modifikation der GPL braucht unter FreeRTOS laufende Applikationssoftware nicht auch unter die GPL gestellt zu werden, wodurch sich das Betriebssystem auch für kommerzielle Projekte eignet. Im Gegensatz zu kommerziellen Systemen, wie embOS und CMX-RTX, fehlen FreeRTOS allerdings wichtige Synchronisationsmechanismen wie "Event Flags". Mutexe sind in neueren Versionen vorhanden.</text:p>
      <text:p text:style-name="Text_20_body">Um eine gute Wartbarkeit zu gewährleisten, wird FreeRTOS weitestgehend in C entwickelt, lediglich wenige Funktionen sind in Assembler realisiert. Der Scheduler ist konfigurierbar, so dass präemptiver und kooperativer Betrieb möglich ist. Das Betriebssystem unterstützt seit der Version 4 zwei verschiedene Taskklassen. "Echte" Tasks und Koroutinen, denen nur wenig Speicher zur Verfügung steht.</text:p>
      <text:p text:style-name="Text_20_body"/>
      <text:h text:style-name="Heading_20_5" text:outline-level="5"><text:soft-page-break/>Multitasking</text:h>
      <text:p text:style-name="Text_20_body">Der Begriff <text:span text:style-name="T6">Multitasking</text:span> bezeichnet die Fähigkeit eines Betriebssystems, mehrere Aufgaben (Tasks) nebenläufig auszuführen. Dabei werden die verschiedenen Prozesse in so kurzen Abständen immer abwechselnd aktiviert, dass der Eindruck der Gleichzeitigkeit entsteht.</text:p>
      <text:p text:style-name="Text_20_body">Die Nutzung von Multitasking bietet folgende Vorteile:<text:note text:id="ftn2" text:note-class="footnote"><text:note-citation>2</text:note-citation><text:note-body><text:p text:style-name="Footnote">RTOS Fundamentals – Multitasking, April 2010, http://www.freertos.org/implementation/index.html</text:p></text:note-body></text:note></text:p>
      <text:list xml:id="list2138567229" text:style-name="L11">
        <text:list-item>
          <text:p text:style-name="P28">Durch die Multitasking und Intertask Kommunikation können komplexe Anwendungen in kleiner, besser wartbare Tasks zerlegt werden </text:p>
        </text:list-item>
        <text:list-item>
          <text:p text:style-name="P28">Die Zerlegung von Anwendungen vereinfacht das Testen, die Wiederverwendbarkeit und die Arbeitsteilung in Teams</text:p>
        </text:list-item>
        <text:list-item>
          <text:p text:style-name="P28">Komplexe Timing Funktionen können von der Anwendung ins Betriebssystem ausgelagert werden</text:p>
        </text:list-item>
      </text:list>
      <text:p text:style-name="Text_20_body">FreeRTOS bietet 2 Möglichkeiten, um Multitasking zu verwenden, Tasks und <text:span text:style-name="T43">Co-routines</text:span><text:note text:id="ftn3" text:note-class="footnote"><text:note-citation>3</text:note-citation><text:note-body><text:p text:style-name="Footnote">FreeRTOS Dokumentation – <text:span text:style-name="T28">Tasks and Co-routines</text:span><text:span text:style-name="T43">, </text:span>April 2010, http://www.freertos.org/taskandcr.html</text:p></text:note-body></text:note>.</text:p>
      <text:p text:style-name="Text_20_body">Eine Real Time Anwendung, die FreeRTOS verwendet kann als Sammlung von seperaten Tasks realisiert werden. Jeder Task wird unabhängig von anderen Tasks oder dem Scheduler<text:note text:id="ftn4" text:note-class="footnote"><text:note-citation>4</text:note-citation><text:note-body><text:p text:style-name="Footnote">Ein <text:span text:style-name="T6">Prozess-Scheduler</text:span> ist ein Steuerprogramm, das die die zeitliche Ausführung mehrerer Prozesse in Betriebssystemen regelt</text:p></text:note-body></text:note> <text:s/>in seinem eigenen Kontext<text:note text:id="ftn5" text:note-class="footnote"><text:note-citation>5</text:note-citation><text:note-body><text:p text:style-name="Footnote">Als <text:span text:style-name="T6">Prozesskontext</text:span> bezeichnet man die gesamte Information, die für den Ablauf und die Verwaltung von Prozessen von Bedeutung ist.</text:p></text:note-body></text:note> ausgeführt. Es kann zu jedem Zeitpunkt nur ein Task ausgeführt werden. Die Zeiteinteilung wird vom Scheduler gemanaget.</text:p>
      <text:p text:style-name="P24">Vor- und Nachteile von Tasks:</text:p>
      <text:list xml:id="list660183262" text:style-name="L12">
        <text:list-item>
          <text:p text:style-name="P29">einfach</text:p>
        </text:list-item>
        <text:list-item>
          <text:p text:style-name="P29">keine Nutzungsbeschränkungen</text:p>
        </text:list-item>
        <text:list-item>
          <text:p text:style-name="P29">voll priorisierbar</text:p>
        </text:list-item>
        <text:list-item>
          <text:p text:style-name="P29">jeder Task hat einen eigenen Stack → höhere RAM-Nutzung</text:p>
        </text:list-item>
      </text:list>
      <text:p text:style-name="Text_20_body">Auf Co-routines wird hier nicht eingegangen, da LumWeb ausschließlich Tasks verwendet.</text:p>
      <text:p text:style-name="P24"/>
      <text:p text:style-name="P24"/>
      <text:p text:style-name="P24"><text:soft-page-break/>Task-States</text:p>
      <text:p text:style-name="P30">Jeder Task hat einen der folgenden States:</text:p>
      <text:list xml:id="list1643568504" text:style-name="L13">
        <text:list-item>
          <text:p text:style-name="P31"><text:span text:style-name="T3">Running</text:span><text:span text:style-name="T47"><text:line-break/>wenn ein Task ausgeführt wird, bezeichnet man ihn als </text:span><text:span text:style-name="T3">Running</text:span></text:p>
        </text:list-item>
        <text:list-item>
          <text:p text:style-name="P31"><text:span text:style-name="T3">Ready<text:line-break/></text:span><text:span text:style-name="T27">Tasks die ausgeführt werden könnten, aber zurzeit nicht ausgeführt werden, da ein anderer Task mit gleicher oder höherer Priorität <text:s/>gerade ausgeführt wird</text:span></text:p>
        </text:list-item>
        <text:list-item>
          <text:p text:style-name="P31"><text:span text:style-name="T3">Blocked<text:line-break/></text:span><text:span text:style-name="T27">Tasks <text:s/>im</text:span><text:span text:style-name="T3"> Blocked </text:span><text:span text:style-name="T27">State warten auf ein externes oder zeitliches Event </text:span></text:p>
        </text:list-item>
        <text:list-item>
          <text:p text:style-name="P31"><text:span text:style-name="T33">Suspended<text:line-break/></text:span><text:span text:style-name="T36">Tasks im </text:span><text:span text:style-name="T33">Suspended </text:span><text:span text:style-name="T36">State werden vom Schedular ignoriert, dieser State wird nur durch explizities Aufrufen von </text:span><text:span text:style-name="T30">vTaskSuspend</text:span><text:span text:style-name="T45">() </text:span><text:span text:style-name="T35">erreicht</text:span></text:p>
        </text:list-item>
      </text:list>
      <text:p text:style-name="P24"><text:span text:style-name="T35">Task Priorität</text:span></text:p>
      <text:p text:style-name="P32"><text:span text:style-name="T27">Jedem Task wird ein Priorität von 0 bis </text:span><text:span text:style-name="T26">( configMAX_PRIORITIES - 1 ) zugewiesen. </text:span></text:p>
      <text:p text:style-name="P32"><text:span text:style-name="T26">Eine niedrige Prioritätsnummer bedeutet eine niedrige Priorität (Idle Task Priorität ist 0).</text:span></text:p>
      <text:p text:style-name="P32"><text:span text:style-name="T26">Der Scheduler preferiert Tasks mit höhere Priorität.</text:span></text:p>
      <text:p text:style-name="P32"><text:span text:style-name="T26"/></text:p>
      <text:p text:style-name="P33"><text:span text:style-name="T26">Task implementieren</text:span></text:p>
      <text:p text:style-name="P32"><text:span text:style-name="T26">Ein Task sollte folgende Struktur haben:</text:span></text:p>
      <text:p text:style-name="Preformatted_20_Text"><text:span text:style-name="T45"><text:s text:c="4"/></text:span><text:span text:style-name="T50">void vATaskFunction( void *pvParameters )</text:span></text:p>
      <text:p text:style-name="Preformatted_20_Text"><text:s text:c="4"/><text:span text:style-name="T49">{</text:span></text:p>
      <text:p text:style-name="Preformatted_20_Text"><text:s text:c="8"/><text:span text:style-name="T49">for( ;; )</text:span></text:p>
      <text:p text:style-name="Preformatted_20_Text"><text:s text:c="8"/><text:span text:style-name="T49">{</text:span></text:p>
      <text:p text:style-name="Preformatted_20_Text"><text:s text:c="12"/><text:span text:style-name="T49">-- Task application code here. --</text:span></text:p>
      <text:p text:style-name="Preformatted_20_Text"><text:s text:c="8"/><text:span text:style-name="T49">}</text:span></text:p>
      <text:p text:style-name="P57"><text:s text:c="4"/><text:span text:style-name="T49">}</text:span></text:p>
      <text:p text:style-name="P47"><text:span text:style-name="T26">Inter-task Kommuniktaion</text:span><text:span text:style-name="T26"><text:note text:id="ftn6" text:note-class="footnote"><text:note-citation>6</text:note-citation><text:note-body><text:p text:style-name="Footnote">FreeRTOS Dokumentation - <text:span text:style-name="T43">Inter-task Communication - </text:span>http://www.freertos.org/Inter-Task-Communication.html</text:p></text:note-body></text:note></text:span></text:p>
      <text:p text:style-name="P46"><text:span text:style-name="T26">LumWeb verwendet zur Task Kommunikation ausschließlich Queues, darum wird hier nur auf diese Methode eingegangen.</text:span></text:p>
      <text:p text:style-name="P46"><text:span text:style-name="T26"/></text:p>
      <text:p text:style-name="P47"><text:soft-page-break/><text:span text:style-name="T26">Queues</text:span></text:p>
      <text:p text:style-name="P46"><text:span text:style-name="T26">Queues stellen die primäre Form der Inter-Task Kommunikation dar. Sie werden zum Senden und Empfangen von Nachrichten zwischen Tasks und zwischen Interrupts</text:span><text:span text:style-name="T26"><text:note text:id="ftn7" text:note-class="footnote"><text:note-citation>7</text:note-citation><text:note-body><text:p text:style-name="Footnote">Unter <text:span text:style-name="T6">Interrupt </text:span><text:span text:style-name="T47">versteht man </text:span>die kurzfristige Unterbrechung eines Programms, um eine andere, meist kurze, aber zeitkritische Verarbeitung durchzuführen.</text:p></text:note-body></text:note></text:span><text:span text:style-name="T26"> und Tasks. In den meisten Fällen werden sie als thread-sichere FIFO</text:span><text:span text:style-name="T26"><text:note text:id="ftn8" text:note-class="footnote"><text:note-citation>8</text:note-citation><text:note-body><text:p text:style-name="Footnote"><text:span text:style-name="T51">F</text:span><text:span text:style-name="T6">irst </text:span><text:span text:style-name="T51">I</text:span><text:span text:style-name="T6">n – </text:span><text:span text:style-name="T51">F</text:span><text:span text:style-name="T6">irst </text:span><text:span text:style-name="T51">O</text:span><text:span text:style-name="T6">ut</text:span> (engl. etwa „Erster rein – Erster raus“)</text:p></text:note-body></text:note></text:span><text:span text:style-name="T26"> Buffer verwendet.</text:span></text:p>
      <text:p text:style-name="P46"><text:span text:style-name="T26">Queues können Elemente mit „fixer“ Größe enthalten. Beim Erstellen einer Queue muss der Datentyp und die maximale Anzahl der Elemente angegeben werden.</text:span></text:p>
      <text:p text:style-name="P46"><text:span text:style-name="T26">Elemente werden als Kopie eingefügt, nicht als Referenz, darum sollten die Elemente nicht zu groß sein, um den Kopieraufwand zu minimieren.</text:span></text:p>
      <text:p text:style-name="P46"><text:span text:style-name="T26">Um große Elemente in Queues einzufügen sollten Zeiger verwendet werden. Dabei muss aber sichergestellt werden, dass klar definiert ist, welchem Task die Daten „besitzt“.</text:span></text:p>
      <text:p text:style-name="P46"><text:span text:style-name="T26"/></text:p>
      <text:p text:style-name="P48">Queues Erstellen</text:p>
      <text:p text:style-name="P46"><text:span text:style-name="T26">Mit dem Befehl </text:span><text:span text:style-name="T2">xQueueCreate</text:span><text:span text:style-name="T2"><text:note text:id="ftn9" text:note-class="footnote"><text:note-citation>9</text:note-citation><text:note-body><text:p text:style-name="Footnote">FreeRTOS Dokumentation – xQueueCreate, April 2010, http://www.freertos.org/a00116.html</text:p></text:note-body></text:note></text:span><text:span text:style-name="T26"> wird eine neue Queue erstell:</text:span></text:p>
      <text:p text:style-name="P55"><text:span text:style-name="T50"><text:s text:c="4"/>xQueue2 = xQueueCreate( 10, sizeof( struct AMessage * ) );</text:span></text:p>
      <text:p text:style-name="P46"><text:span text:style-name="T50"/></text:p>
      <text:p text:style-name="P48">Aus Queue lesen</text:p>
      <text:p text:style-name="P49">Mit dem Befehl xQueueRecieve<text:note text:id="ftn11" text:note-class="footnote"><text:note-citation>10</text:note-citation><text:note-body><text:p text:style-name="Footnote">FreeRTOS Dokumentation – xQueueRecieve, April 2010, http://www.freertos.org/a00118.html</text:p></text:note-body></text:note> wird ein Element aus der Queue gelesen:</text:p>
      <text:p text:style-name="P56"><text:tab/>xQueueReceive( xQueue, &amp;( pxRxedMessage ), ( portTickType ) 10 )</text:p>
      <text:p text:style-name="P48"/>
      <text:p text:style-name="P48">Queue senden</text:p>
      <text:p text:style-name="P45"><text:span text:style-name="T27">Mit dem Befehl </text:span><text:span text:style-name="T24">xQueueSend</text:span><text:span text:style-name="T24"><text:note text:id="ftn10" text:note-class="footnote"><text:note-citation>11</text:note-citation><text:note-body><text:p text:style-name="Footnote">FreeRTOS Dokumentation – xQueueSend, April 2010, http://www.freertos.org/a00117.html</text:p></text:note-body></text:note></text:span><text:span text:style-name="T24"> </text:span><text:span text:style-name="T25">wird ein neues Element in die Queue eingefügt:</text:span></text:p>
      <text:p text:style-name="P54"><text:s text:c="8"/><text:span text:style-name="T49">xQueueSend( xQueue1, <text:s/>newElement, ( portTickType ) 10 );</text:span></text:p>
      <text:p text:style-name="P32"/>
      <text:h text:style-name="P52" text:outline-level="3"/>
      <text:h text:style-name="P53" text:outline-level="3">LWIP</text:h>
      <text:p text:style-name="Text_20_body">Als Netzwerkstack wird LWIP verwendet, da dieser gegenüber uIP viele Vorteile bietet. Zuerst wurde der uIP Webserver verwendet. Im Zuge des Boardwechsels wurde auch der Wechsel zu LWIP vollzogen. Zu den Vorteilen zählen DHCP Unterstützung und die Möglichkeit mehrere TCP Ports zu verwenden. Dadurch können Web Client und Web Server auf dem selben System implementiert werden.</text:p>
      <text:p text:style-name="Text_20_body"><text:span text:style-name="T6">lwIP</text:span> (<text:span text:style-name="T1">lightweight IP</text:span>) ist ein weit verbreiteter Open Source TCP/IP stack für Microcontroller.</text:p>
      <text:p text:style-name="Text_20_body">Der Fokus der lwIP TCP/IP Implementierung ist ein reduzierter Ressourcenverbrauch, bei voll Umfang von TCP. Dadurch eignet sich lwIP für Embedded Systems mit wenigen 10 kB RAM Speicher und ca. 40 kB Code Speicher.</text:p>
      <text:h text:style-name="Heading_20_4" text:outline-level="4">LWIP Funktionen<text:note text:id="ftn19" text:note-class="footnote"><text:note-citation>12</text:note-citation><text:note-body><text:p text:style-name="Footnote">LWIP Homepage – April 2010, http://lwip.wikia.com/wiki/LwIP_Wiki</text:p></text:note-body></text:note></text:h>
      <text:p text:style-name="Text_20_body">LwIP bietet folgende Funktionen, die von LumWeb Verwendeten werden werden hervorgehoben:</text:p>
      <text:list xml:id="list1925019248" text:style-name="L15">
        <text:list-item>
          <text:p text:style-name="P35"><text:span text:style-name="T7">IP</text:span> (Internet Protocol) inklusive Packet Forwarding über mehrere Network Interfaces </text:p>
        </text:list-item>
      </text:list>
      <text:list xml:id="list1350823236" text:style-name="L14">
        <text:list-item>
          <text:p text:style-name="P34"><text:span text:style-name="T7">ICMP</text:span> (Internet Control Message Protocol) für Netzwerkwartung und Debugging</text:p>
        </text:list-item>
        <text:list-item>
          <text:p text:style-name="P34">IGMP (Internet Group Management Protocol) für Multicast Traffic Management </text:p>
        </text:list-item>
        <text:list-item>
          <text:p text:style-name="P34"><text:span text:style-name="T7">UDP</text:span> (User Datagram Protocol) </text:p>
        </text:list-item>
        <text:list-item>
          <text:p text:style-name="P34"><text:span text:style-name="T7">TCP</text:span> (Transmission Control Protocol) </text:p>
        </text:list-item>
        <text:list-item>
          <text:p text:style-name="P34">Raw/native API für verbesserte Performance</text:p>
        </text:list-item>
        <text:list-item>
          <text:p text:style-name="P34">Optional Berkeley-like socket API </text:p>
        </text:list-item>
        <text:list-item>
          <text:p text:style-name="P34"><text:span text:style-name="T7">DNS</text:span> (Domain names resolver) </text:p>
        </text:list-item>
        <text:list-item>
          <text:p text:style-name="P34">SNMP (Simple Network Management Protocol) </text:p>
        </text:list-item>
        <text:list-item>
          <text:p text:style-name="P34"><text:span text:style-name="T7">DHCP</text:span> (Dynamic Host Configuration Protocol) </text:p>
        </text:list-item>
        <text:list-item>
          <text:p text:style-name="P34"><text:span text:style-name="T7">AUTOIP</text:span> (für IPv4, konform mit RFC 3927) </text:p>
        </text:list-item>
        <text:list-item>
          <text:p text:style-name="P34">PPP (Point-to-Point Protocol) </text:p>
        </text:list-item>
        <text:list-item>
          <text:p text:style-name="P34"><text:span text:style-name="T7">ARP</text:span> (Address Resolution Protocol) für Ethernet </text:p>
        </text:list-item>
      </text:list>
      <text:p text:style-name="Text_20_body"/>
      <text:p text:style-name="P24"><text:soft-page-break/>IP<text:note text:id="ftn13" text:note-class="footnote"><text:note-citation>13</text:note-citation><text:note-body><text:p text:style-name="Footnote">Wikipedia – IP, April 2010, http://de.wikipedia.org/w/index.php?title=Internet_Protocol&amp;oldid=72025803</text:p></text:note-body></text:note></text:p>
      <text:p text:style-name="Text_20_body">Das <text:span text:style-name="T6">Internet Protocol</text:span> (<text:span text:style-name="T6">IP</text:span>) ist ein in Computernetzen weit verbreitetes Netzwerkprotokoll und stellt die Grundlage des Internets dar. Es ist die Implementierung der Vermittlungsschicht des TCP/IP-Modells bzw. der Vermittlungsschicht (engl. <text:span text:style-name="T2">Network Layer</text:span>) des OSI-Modells.</text:p>
      <text:p text:style-name="Text_20_body"/>
      <text:p text:style-name="P24">TCP<text:note text:id="ftn12" text:note-class="footnote"><text:note-citation>14</text:note-citation><text:note-body><text:p text:style-name="Footnote">Wikipedia – TPC, April 2010, <text:s/>http://de.wikipedia.org/w/index.php?title=Transmission_Control_Protocol&amp;oldid=72692312</text:p></text:note-body></text:note></text:p>
      <text:p text:style-name="Text_20_body"><text:span text:style-name="T7">Das Transmission Control Protocol </text:span><text:span text:style-name="T47">(TCP) (zu dt. </text:span><text:span text:style-name="T4">Übertragungssteuerungsprotokoll</text:span><text:span text:style-name="T47">) ist eine Vereinbarung (Protokoll) darüber, auf welche Art und Weise Daten zwischen Computern ausgetauscht werden sollen. Alle Betriebssysteme moderner Computer beherrschen TCP und nutzen</text:span><text:span text:style-name="T7"> </text:span>es für den Datenaustausch mit anderen Rechnern. Das Protokoll ist ein zuverlässiges, verbindungsorientiertes, paketvermittelndes Transportprotokoll in Computernetzwerken. Es ist Teil der Internetprotokollfamilie, der Grundlage des Internets.</text:p>
      <text:p text:style-name="Text_20_body"/>
      <text:p text:style-name="P24">UDP<text:note text:id="ftn14" text:note-class="footnote"><text:note-citation>15</text:note-citation><text:note-body><text:p text:style-name="Footnote">Wikipedia – UDP, April 2010, http://de.wikipedia.org/w/index.php?title=User_Datagram_Protocol&amp;oldid=72571839</text:p></text:note-body></text:note></text:p>
      <text:p text:style-name="Text_20_body">Das <text:span text:style-name="T6">User Datagram Protocol</text:span>, kurz <text:span text:style-name="T6">UDP</text:span>, ist ein minimales, verbindungsloses Netzwerkprotokoll, das zur Transportschicht der Internetprotokollfamilie gehört. Aufgabe von UDP ist es, Daten, die über das Internet übertragen werden, der richtigen Anwendung zukommen zu lassen.</text:p>
      <text:p text:style-name="Text_20_body"/>
      <text:p text:style-name="P24">DNS<text:note text:id="ftn15" text:note-class="footnote"><text:note-citation>16</text:note-citation><text:note-body><text:p text:style-name="Footnote">Wikipedia – DNS, April 2010, http://de.wikipedia.org/w/index.php?title=Domain_Name_System&amp;oldid=72335434</text:p></text:note-body></text:note></text:p>
      <text:p text:style-name="Text_20_body">Das <text:span text:style-name="T6">Domain Name System</text:span> (<text:span text:style-name="T6">DNS</text:span>) ist einer der wichtigsten Dienste im Internet. Seine Hauptaufgabe ist die Beantwortung von Anfragen zur Namensauflösung.</text:p>
      <text:p text:style-name="Text_20_body"/>
      <text:p text:style-name="Text_20_body"><text:span text:style-name="T7">DHCP</text:span><text:span text:style-name="T7"><text:note text:id="ftn16" text:note-class="footnote"><text:note-citation>17</text:note-citation><text:note-body><text:p text:style-name="Footnote">Wikipedia – DHCP, April 2010, http://de.wikipedia.org/w/index.php?title=Dynamic_Host_Configuration_Protocol&amp;oldid=72275481</text:p></text:note-body></text:note></text:span></text:p>
      <text:p text:style-name="Text_20_body"><text:span text:style-name="T47">Das</text:span><text:span text:style-name="T7"> Dynamic Host Configuration Protocol (DHCP) </text:span>ermöglicht die Zuweisung der <text:soft-page-break/>Netzwerkkonfiguration an Clients durch einen Server.</text:p>
      <text:p text:style-name="Text_20_body"/>
      <text:p text:style-name="Text_20_body"><text:span text:style-name="T7">AUTOIP</text:span><text:span text:style-name="T7"><text:note text:id="ftn17" text:note-class="footnote"><text:note-citation>18</text:note-citation><text:note-body><text:p text:style-name="Footnote">Wikipedia – AUTOIP, April 2010, http://de.wikipedia.org/w/index.php?title=Zeroconf&amp;oldid=69159104</text:p></text:note-body></text:note></text:span></text:p>
      <text:p text:style-name="Text_20_body"><text:span text:style-name="T8">Zeroconf</text:span><text:span text:style-name="T47"> (</text:span><text:span text:style-name="T4">Zero Configuration Networking</text:span><text:span text:style-name="T47">, auch </text:span><text:span text:style-name="T4">Automatic Private IP Addressing</text:span><text:span text:style-name="T47">, kurz </text:span><text:span text:style-name="T4">APIPA</text:span><text:span text:style-name="T47">, oder </text:span><text:span text:style-name="T4">Auto-IP</text:span><text:span text:style-name="T47">) </text:span>ist eine Technik zur konfigurationsfreien Vernetzung von Geräten in lokalen Rechnernetzen.</text:p>
      <text:p text:style-name="P24"><text:span text:style-name="T47"/></text:p>
      <text:p text:style-name="P24">ARP<text:note text:id="ftn18" text:note-class="footnote"><text:note-citation>19</text:note-citation><text:note-body><text:p text:style-name="Footnote">Wikipedia – ARP, April 2010, http://de.wikipedia.org/w/index.php?title=Address_Resolution_Protocol&amp;oldid=71170206</text:p></text:note-body></text:note></text:p>
      <text:p text:style-name="Text_20_body"><text:span text:style-name="T7">Das Address Resolution Protocol (ARP) is</text:span>t ein Netzwerkprotokoll, das zu einer Netzwerkadresse der Internetschicht die physikalische Adresse (Hardwareadresse) der Netzzugangsschicht ermittelt und diese Zuordnung gegebenenfalls in den sogenannten ARP-Tabellen der beteiligten Rechner hinterlegt. Es wird fast ausschließlich im Zusammenhang mit IPv4-Adressierung auf Ethernet-Netzen, also zur Ermittlung von MAC-Adressen zu gegebenen IP-Adressen verwendet, obwohl es nicht darauf beschränkt ist.</text:p>
      <text:list xml:id="list384220134" text:continue-list="list1271221350" text:style-name="L1">
        <text:list-item>
          <text:h text:style-name="P44" text:outline-level="1">Konfiguration</text:h>
        </text:list-item>
      </text:list>
      <text:p text:style-name="Text_20_body"/>
      <text:p text:style-name="Text_20_body"/>
      <text:h text:style-name="Heading_20_2" text:outline-level="2">1.1<text:tab/>FreeRTOS</text:h>
      <text:p text:style-name="Text_20_body"/>
      <text:p text:style-name="Text_20_body">Die global Konfiguration für FreeRTOS befindet sich in in der Header Datei uInterface/FreeRTOSConfig.h . In der Datei wird das Verhalten von FreeRTOS konfiguriert.</text:p>
      <text:h text:style-name="Heading_20_3" text:outline-level="3"/>
      <text:h text:style-name="Heading_20_3" text:outline-level="3">Tasks</text:h>
      <text:p text:style-name="Text_20_body">Alle taskspezitischen Einstellungen, wie Stack Größe, Task Name, Task Priorität und Task Handler werden in der </text:p>
      <text:h text:style-name="Heading_20_3" text:outline-level="3">Queues</text:h>
      <text:p text:style-name="Text_20_body"/>
      <text:h text:style-name="Heading_20_2" text:outline-level="2">1.2<text:tab/>LWIP</text:h>
      <text:p text:style-name="Text_20_body"/>
      <text:h text:style-name="Heading_20_2" text:outline-level="2">1.3<text:tab/>LumWeb</text:h>
      <text:h text:style-name="P43" text:outline-level="1"/>
      <text:h text:style-name="P43" text:outline-level="1"/>
      <text:h text:style-name="P43" text:outline-level="1"/>
      <text:list xml:id="list1898923897" text:continue-numbering="true" text:style-name="L1">
        <text:list-item>
          <text:h text:style-name="P44" text:outline-level="1">Lumweb</text:h>
        </text:list-item>
      </text:list>
      <text:p text:style-name="Text_20_body"/>
      <text:p text:style-name="Text_20_body">Lumweb besteht aus 3 Komponenten:</text:p>
      <text:list xml:id="list1322780395" text:style-name="L4">
        <text:list-item>
          <text:p text:style-name="P20">Webserver: </text:p>
        </text:list-item>
        <text:list-item>
          <text:p text:style-name="P20">Webclient: stellt HTML Interface Seiten auf Touchscreen dar</text:p>
        </text:list-item>
        <text:list-item>
          <text:p text:style-name="P20">ComTask: verwaltet die Kommunikation zwischen Webserver und der Maschine.</text:p>
        </text:list-item>
      </text:list>
      <text:p text:style-name="Text_20_body"/>
      <text:h text:style-name="Heading_20_2" text:outline-level="2">Konzept</text:h>
      <text:p text:style-name="Text_20_body"/>
      <text:p text:style-name="Text_20_body">Das Ziel von LumWeb ist, die Vereinfachung der Userinterface-Erstellung.</text:p>
      <text:p text:style-name="Text_20_body">Erreicht wird das Ziel durch das Zusammenspiel der oben genannten Komponenten. </text:p>
      <text:p text:style-name="Text_20_body">Das User Interface wird als HTML Seite mit SSI Tags definiert. Die Bedienseiten sind auf einem Serversystem gespeichert. Das Serversystem ist zuständig für die Kommunikation mit der Maschine <text:s/>und <text:s/>mit dem Benutzer. Die Seiten werden über HTTP an die Clients verteilt. Auf PC Systemen übernimmt der Browser die Darstellung. Auf uC Systemen über nimmt der Webclient die Darstellung. Dazu wertet er spezielle HTML Kommentare aus, die für die SSI Tags eingefügt werden. </text:p>
      <text:p text:style-name="Text_20_body">Um eine Bedienseite zu erstellen werden in den HTML Code Bedienelemente in Form von SSI Tags eingebaut, zum Beispiel der Tag NumberInputField für die Eingabe einer Zahl. Zusätzlich muss eine ID angegeben werden, die das Element mit eine Einstellung der Maschine verbindet. Der ComTask wertet diese ID aus und liefert den entsprechenden Wert. Der Webserver fügt beim Auswerten der Tags außerdem spezielle HTML Kommentare ein, die der Webclient zur Darstellung auswertet. Der Client kann nur solche Tags darstellen, für die er Darstellungsmethoden implementiert.</text:p>
      <text:p text:style-name="Text_20_body"/>
      <text:p text:style-name="Text_20_body"/>
      <text:h text:style-name="P51" text:outline-level="2"><draw:g text:anchor-type="paragraph" draw:z-index="0" draw:style-name="gr1"><draw:custom-shape draw:style-name="gr2" draw:text-style-name="P59" svg:width="2.4567in" svg:height="5.7087in" svg:x="0.9154in" svg:y="0.2055in"><text:p/><draw:enhanced-geometry svg:viewBox="0 0 21600 21600" draw:type="rectangle" draw:enhanced-path="M 0 0 L 21600 0 21600 21600 0 21600 0 0 Z N"/></draw:custom-shape><draw:custom-shape draw:style-name="gr3" draw:text-style-name="P61" svg:width="0.5685in" svg:height="1.3051in" svg:x="2.0071in" svg:y="1.5102in"><text:p text:style-name="P60"><text:span text:style-name="T52">Web-</text:span><text:span text:style-name="T52"><text:line-break/></text:span><text:span text:style-name="T52">serv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63" svg:width="1.5925in" svg:height="2.2835in" svg:x="-0.7909in" svg:y="1.0209in"><text:p text:style-name="P62"><text:span text:style-name="T53">Maschine/</text:span><text:span text:style-name="T53"><text:line-break/></text:span><text:span text:style-name="T53">Heizun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5" draw:text-style-name="P64" svg:width="0.9098in" svg:height="1.3043in" svg:x="1.848in" svg:y="4.2835in"><text:p text:style-name="P60"><text:span text:style-name="T54">Graphisches</text:span><text:span text:style-name="T54"><text:line-break/></text:span><text:span text:style-name="T54">Userinterface</text:span><text:span text:style-name="T54"><text:line-break/></text:span><text:span text:style-name="T54"><text:line-break/></text:span><text:span text:style-name="T54">Touchscreen</text:span></text:p><draw:enhanced-geometry svg:viewBox="0 0 21600 21600" draw:type="rectangle" draw:enhanced-path="M 0 0 L 21600 0 21600 21600 0 21600 0 0 Z N"/></draw:custom-shape><draw:frame draw:style-name="gr6" draw:text-style-name="P66" svg:width="2.3378in" svg:height="0.3496in" svg:x="1.0201in" svg:y="0.4173in"><draw:text-box><text:p text:style-name="P65"><text:span text:style-name="T55">Luminary LM3S9B96</text:span></text:p></draw:text-box></draw:frame><draw:custom-shape draw:style-name="gr3" draw:text-style-name="P64" svg:width="0.6362in" svg:height="0.3268in" svg:x="1.939in" svg:y="1.1839in"><text:p text:style-name="P60"><text:span text:style-name="T54">MicroSD</text:span></text:p><draw:enhanced-geometry svg:viewBox="0 0 21600 21600" draw:mirror-horizontal="false" draw:mirror-vertical="false" draw:type="rectangle" draw:enhanced-path="M 0 0 L 21600 0 21600 21600 0 21600 0 0 Z N"/></draw:custom-shape><draw:custom-shape draw:style-name="gr3" draw:text-style-name="P61" svg:width="0.3413in" svg:height="0.4894in" svg:x="3.2575in" svg:y="1.8366in"><text:p text:style-name="P60"><text:span text:style-name="T52">LAN</text:span></text:p><draw:enhanced-geometry svg:viewBox="0 0 21600 21600" draw:type="rectangle" draw:enhanced-path="M 0 0 L 21600 0 21600 21600 0 21600 0 0 Z N"/></draw:custom-shape><draw:custom-shape draw:style-name="gr2" draw:text-style-name="P59" svg:width="2.0469in" svg:height="2.7732in" svg:x="4.2134in" svg:y="0.2055in"><text:p/><draw:enhanced-geometry svg:viewBox="0 0 21600 21600" draw:type="rectangle" draw:enhanced-path="M 0 0 L 21600 0 21600 21600 0 21600 0 0 Z N"/></draw:custom-shape><draw:custom-shape draw:style-name="gr5" draw:text-style-name="P64" svg:width="0.9098in" svg:height="1.3051in" svg:x="4.7811in" svg:y="1.3472in"><text:p text:style-name="P60"><text:span text:style-name="T54">Graphisches</text:span><text:span text:style-name="T54"><text:line-break/></text:span><text:span text:style-name="T54">Userinterface</text:span><text:span text:style-name="T54"><text:line-break/></text:span><text:span text:style-name="T54"><text:line-break/></text:span><text:span text:style-name="T54">Touchscreen</text:span></text:p><draw:enhanced-geometry svg:viewBox="0 0 21600 21600" draw:type="rectangle" draw:enhanced-path="M 0 0 L 21600 0 21600 21600 0 21600 0 0 Z N"/></draw:custom-shape><draw:frame draw:style-name="gr6" draw:text-style-name="P66" svg:width="2.3378in" svg:height="0.3496in" svg:x="4.1701in" svg:y="0.402in"><draw:text-box><text:p text:style-name="P65"><text:span text:style-name="T55">Luminary LM3S9B96</text:span></text:p></draw:text-box></draw:frame><draw:custom-shape draw:style-name="gr3" draw:text-style-name="P61" draw:id="id1" svg:width="0.3413in" svg:height="0.4894in" svg:x="4.0992in" svg:y="1.8366in"><text:p text:style-name="P60"><text:span text:style-name="T52">LAN</text:span></text:p><draw:enhanced-geometry svg:viewBox="0 0 21600 21600" draw:type="rectangle" draw:enhanced-path="M 0 0 L 21600 0 21600 21600 0 21600 0 0 Z N"/></draw:custom-shape><draw:custom-shape draw:style-name="gr7" draw:text-style-name="P59" svg:width="2.0469in" svg:height="2.7724in" svg:x="4.2134in" svg:y="3.1417in"><text:p/><draw:enhanced-geometry svg:viewBox="0 0 21600 21600" draw:type="rectangle" draw:enhanced-path="M 0 0 L 21600 0 21600 21600 0 21600 0 0 Z N"/></draw:custom-shape><draw:custom-shape draw:style-name="gr8" draw:text-style-name="P64" svg:width="0.9098in" svg:height="1.3043in" svg:x="4.7811in" svg:y="4.2835in"><text:p text:style-name="P60"><text:span text:style-name="T54">Graphisches</text:span><text:span text:style-name="T54"><text:line-break/></text:span><text:span text:style-name="T54">Userinterface</text:span></text:p><text:p text:style-name="P60"><text:span text:style-name="T54">im Web-</text:span><text:span text:style-name="T54"><text:line-break/></text:span><text:span text:style-name="T54">browser</text:span></text:p><draw:enhanced-geometry svg:viewBox="0 0 21600 21600" draw:type="rectangle" draw:enhanced-path="M 0 0 L 21600 0 21600 21600 0 21600 0 0 Z N"/></draw:custom-shape><draw:frame draw:style-name="gr9" draw:text-style-name="P66" svg:width="2.2343in" svg:height="0.3496in" svg:x="4.1307in" svg:y="3.6in"><draw:text-box><text:p text:style-name="P65"><text:span text:style-name="T55">PC mit Webbrowser</text:span></text:p></draw:text-box></draw:frame><draw:custom-shape draw:style-name="gr3" draw:text-style-name="P61" svg:width="0.3413in" svg:height="0.4898in" svg:x="4.0992in" svg:y="4.772in"><text:p text:style-name="P60"><text:span text:style-name="T52">LAN</text:span></text:p><draw:enhanced-geometry svg:viewBox="0 0 21600 21600" draw:type="rectangle" draw:enhanced-path="M 0 0 L 21600 0 21600 21600 0 21600 0 0 Z N"/></draw:custom-shape><draw:line draw:style-name="gr10" draw:text-style-name="P59" svg:x1="3.8717in" svg:y1="2.0976in" svg:x2="3.8717in" svg:y2="5.0335in"><text:p/></draw:line><draw:line draw:style-name="gr10" draw:text-style-name="P59" svg:x1="3.8717in" svg:y1="5.0335in" svg:x2="4.0992in" svg:y2="5.0335in"><text:p/></draw:line><draw:line draw:style-name="gr11" draw:text-style-name="P67" svg:x1="2.5756in" svg:y1="2.0976in" svg:x2="3.2579in" svg:y2="2.0976in"><text:p text:style-name="P60"><text:span text:style-name="T53">HTTP</text:span></text:p></draw:line><draw:line draw:style-name="gr11" draw:text-style-name="P67" svg:x1="0.802in" svg:y1="2.1626in" svg:x2="1.598in" svg:y2="2.1626in"><text:p text:style-name="P60"><text:span text:style-name="T53">CAN</text:span></text:p></draw:line><draw:line draw:style-name="gr11" draw:text-style-name="P67" svg:x1="2.3256in" svg:y1="2.8154in" svg:x2="2.3256in" svg:y2="3.9571in"><text:p text:style-name="P60"><text:span text:style-name="T53">HTTP</text:span></text:p></draw:line><draw:custom-shape draw:style-name="gr3" draw:text-style-name="P61" svg:width="0.5012in" svg:height="1.3051in" svg:x="1.5063in" svg:y="1.5102in"><text:p text:style-name="P60"><text:span text:style-name="T52">Com-</text:span><text:span text:style-name="T52"><text:line-break/></text:span><text:span text:style-name="T52">Tas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1" draw:text-style-name="P61" svg:x1="3.5992in" svg:y1="2.0976in" svg:x2="4.0996in" svg:y2="2.0976in"><text:p text:style-name="P60"><text:span text:style-name="T52">HTTP</text:span></text:p></draw:line><draw:custom-shape draw:style-name="gr3" draw:text-style-name="P59" svg:width="0.9098in" svg:height="0.3268in" svg:x="1.848in" svg:y="3.9571in"><text:p text:style-name="P60"><text:span text:style-name="T56">HTTP-Cli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64" svg:width="0.9098in" svg:height="0.3378in" svg:x="1.848in" svg:y="3.9457in"><text:p text:style-name="P60"><text:span text:style-name="T54">HTTP-Cli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3" draw:text-style-name="P64" draw:id="id2" svg:width="0.9098in" svg:height="0.3268in" svg:x="4.7811in" svg:y="1.0209in"><text:p text:style-name="P60"><text:span text:style-name="T54">HTTP-Client</text:span></text:p><draw:enhanced-geometry svg:viewBox="0 0 21600 21600" draw:path-stretchpoint-x="10800" draw:path-stretchpoint-y="10800" draw:text-areas="?f3 ?f4 ?f5 ?f6" draw:type="round-rectangle" draw:modifiers="4963.0369630369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10" draw:text-style-name="P59" svg:x1="4.4402in" svg:y1="2.0811in" svg:x2="4.7811in" svg:y2="1.1839in" draw:start-shape="id1" draw:start-glue-point="1" draw:end-shape="id2" draw:end-glue-point="3" svg:d="m6390 2997h283v-704h-76v-588h284"><text:p/></draw:connector><draw:line draw:style-name="gr10" draw:text-style-name="P59" svg:x1="4.4406in" svg:y1="5.0335in" svg:x2="4.7819in" svg:y2="5.0335in"><text:p/></draw:line></draw:g></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P50" text:outline-level="2"/>
      <text:h text:style-name="P51" text:outline-level="2">Webserver</text:h>
      <text:p text:style-name="Text_20_body"/>
      <text:p text:style-name="Text_20_body">Der Webserver stellt die zentrale Komponente des System dar. Der LumWeb Webserver ist eine modifizierte Version des LWIP Webservers. </text:p>
      <text:p text:style-name="Text_20_body">Zu den Modifikationen zählen:</text:p>
      <text:list xml:id="list2005173557" text:style-name="L5">
        <text:list-item>
          <text:p text:style-name="P21">Unterstützung von SSI Paramtern</text:p>
        </text:list-item>
        <text:list-item>
          <text:p text:style-name="P21">zahlreiche neue SSI Tags (siehe Dokumentation SSI Tags)</text:p>
        </text:list-item>
        <text:list-item>
          <text:p text:style-name="P21">CGI Routine zum Speichern von Werten vai ComTask</text:p>
        </text:list-item>
      </text:list>
      <text:p text:style-name="Text_20_body"/>
      <text:h text:style-name="Heading_20_4" text:outline-level="4">SSI</text:h>
      <text:p text:style-name="Text_20_body"><text:span text:style-name="T7">Server Side Includes</text:span><text:span text:style-name="T7"><text:note text:id="ftn0" text:note-class="footnote"><text:note-citation>20</text:note-citation><text:note-body><text:p text:style-name="Footnote">Wikipedia - <text:bookmark text:name="firstHeading"/>Server Side Includes, April 2010, http://de.wikipedia.org/w/index.php?title=Server_Side_Includes&amp;oldid=68847699</text:p></text:note-body></text:note></text:span> (dt.: Serverseitige Einbindungen), auch bekannt als <text:span text:style-name="T7">SSI</text:span>, sind in (meist HTML-) Dokumente eingebettete, einfach zu nutzende Scriptbefehle, die auf dem Webserver ausgeführt werden, bevor das Dokument an den Client ausgeliefert wird. Sie stellen eine einfacher zu verwendende Alternative zu Programmen/Scripten dar, die das ganze Dokument dynamisch generieren.</text:p>
      <text:h text:style-name="Heading_20_5" text:outline-level="5"><text:bookmark text:name="Verwendung"/>Verwendung</text:h>
      <text:p text:style-name="Text_20_body">Mit SSI kann der statische Inhalt einer Datei oder die dynamische Ausgabe eines Programms/Skriptes in ein Dokument eingefügt werden. Die zur Verfügung stehenden Befehle sind bewusst spartanisch gehalten: Fallunterscheidungen, Variablen speichern und ausgeben, CGI-Programme ausführen oder andere Dateien einbinden.</text:p>
      <text:h text:style-name="Heading_20_5" text:outline-level="5"><text:bookmark text:name="Syntax"/>Syntax</text:h>
      <text:p text:style-name="Text_20_body">Server Side Includes haben die folgende Syntax:</text:p>
      <text:p text:style-name="Text_20_body"/>
      <text:p text:style-name="P58"><text:span text:style-name="Source_20_Text">&lt;!--#</text:span><text:span text:style-name="Source_20_Text"><text:span text:style-name="T40">befehl</text:span></text:span><text:span text:style-name="Source_20_Text"> </text:span><text:span text:style-name="Source_20_Text"><text:span text:style-name="T41">parametername1</text:span></text:span><text:span text:style-name="Source_20_Text">=</text:span><text:span text:style-name="Source_20_Text"><text:span text:style-name="T42">"wert"</text:span></text:span><text:span text:style-name="Source_20_Text"> </text:span><text:span text:style-name="Source_20_Text"><text:span text:style-name="T41">parametername2</text:span></text:span><text:span text:style-name="Source_20_Text">=</text:span><text:span text:style-name="Source_20_Text"><text:span text:style-name="T42">"wert"</text:span></text:span><text:span text:style-name="Source_20_Text"> --&gt;</text:span> </text:p>
      <text:p text:style-name="Text_20_body"/>
      <text:p text:style-name="Text_20_body"><text:soft-page-break/></text:p>
      <text:p text:style-name="Text_20_body">Das einleitende &lt;!-- und das abschließende --&gt; entsprechen den Zeichen für Beginn und Ende eines HTML- oder XML-Kommentares und sorgen dafür, dass der Browser die Befehle nicht anzeigt, falls SSI deaktiviert ist.</text:p>
      <text:h text:style-name="Heading_20_4" text:outline-level="4">Ablauf</text:h>
      <text:h text:style-name="Heading_20_5" text:outline-level="5">Seitenaufruf</text:h>
      <text:p text:style-name="Text_20_body">Client beantragt SSI Seite vom Server:</text:p>
      <text:list xml:id="list2051062951" text:style-name="L6">
        <text:list-item>
          <text:p text:style-name="P22">Datei von SD Karte einlesen</text:p>
        </text:list-item>
        <text:list-item>
          <text:p text:style-name="P22">Datei parsen</text:p>
        </text:list-item>
        <text:list-item>
          <text:p text:style-name="P22">Parameter für SSI Tags parsen</text:p>
        </text:list-item>
        <text:list-item>
          <text:p text:style-name="P22">SSI Tag Funktion am Server aufrufen</text:p>
        </text:list-item>
        <text:list-item>
          <text:p text:style-name="P22">aktuelle Einstellungswerte vom ComTask laden</text:p>
        </text:list-item>
        <text:list-item>
          <text:p text:style-name="P22">SSI Tag durch funktionsgeneriertes HTML ersetzen</text:p>
        </text:list-item>
        <text:list-item>
          <text:p text:style-name="P22">HTML an Client senden</text:p>
        </text:list-item>
      </text:list>
      <text:p text:style-name="Text_20_body"/>
      <text:h text:style-name="Heading_20_5" text:outline-level="5">Speichern von Werten</text:h>
      <text:p text:style-name="Text_20_body">Client speichert Werte per set.cgi -Client sendet GET Anfrage an set.cgi mit den zu speichernden Werten als GET Parameter</text:p>
      <text:list xml:id="list723989567" text:style-name="L7">
        <text:list-item>
          <text:p text:style-name="P23">Parameterstring parsen</text:p>
        </text:list-item>
        <text:list-item>
          <text:p text:style-name="P23">Überprüfung ob valider Wert (nur Nummern als Parameter)</text:p>
        </text:list-item>
        <text:list-item>
          <text:p text:style-name="P23">Wert per ComTask setzen</text:p>
        </text:list-item>
        <text:list-item>
          <text:p text:style-name="P23">Wert per ComTask zurücklesen (Kontrolle ob erfolgreich gesetzt)</text:p>
        </text:list-item>
        <text:list-item>
          <text:p text:style-name="P23">Ergebnisseite zurücksenden wenn alle Parameter abgearbeitet sind</text:p>
        </text:list-item>
      </text:list>
      <text:h text:style-name="Heading_20_4" text:outline-level="4"><text:soft-page-break/>Vorhandene SSI Tags</text:h>
      <text:h text:style-name="Heading_20_5" text:outline-level="5">DateTime</text:h>
      <text:p text:style-name="Text_20_body">Gibt die aktuelle Uhrzeit aus.</text:p>
      <text:list xml:id="list2072121104" text:style-name="L8">
        <text:list-item>
          <text:p text:style-name="P25">Tag</text:p>
        </text:list-item>
        <text:list-item>
          <text:p text:style-name="P37"><text:s/>&lt;!--#DateTime--&gt;</text:p>
        </text:list-item>
        <text:list-item>
          <text:p text:style-name="P25">Parameter</text:p>
        </text:list-item>
        <text:list-item>
          <text:p text:style-name="P38">keine</text:p>
        </text:list-item>
      </text:list>
      <text:h text:style-name="Heading_20_5" text:outline-level="5">NumberInputField</text:h>
      <text:p text:style-name="Text_20_body">Erzeugt ein HTML Text Feld samt + und - Buttons</text:p>
      <text:list xml:id="list1316607571" text:continue-numbering="true" text:style-name="L8">
        <text:list-item>
          <text:p text:style-name="P25">Tag</text:p>
        </text:list-item>
        <text:list-item>
          <text:p text:style-name="P37"><text:s/>&lt;!--#NumberInputField id=foo label=bar--&gt;</text:p>
        </text:list-item>
        <text:list-item>
          <text:p text:style-name="P37"><text:s/>&lt;!--#NumberInputField id=foo label=bar max=24 min=0--&gt;</text:p>
        </text:list-item>
        <text:list-item>
          <text:p text:style-name="P25">Parameter</text:p>
        </text:list-item>
        <text:list-item>
          <text:p text:style-name="P38">id: Canbus ID</text:p>
        </text:list-item>
        <text:list-item>
          <text:p text:style-name="P38">label: Name des Labels</text:p>
        </text:list-item>
        <text:list-item>
          <text:p text:style-name="P38">max: Maximalwert <text:span text:style-name="T2">(optional)</text:span></text:p>
        </text:list-item>
        <text:list-item>
          <text:p text:style-name="P38">min: Minimalwert <text:span text:style-name="T2">(optional)</text:span></text:p>
        </text:list-item>
      </text:list>
      <text:h text:style-name="Heading_20_5" text:outline-level="5">SubmitInputField</text:h>
      <text:p text:style-name="Text_20_body">Erzeugt einen HTML Button zum Speichern der Werte</text:p>
      <text:list xml:id="list690652206" text:continue-numbering="true" text:style-name="L8">
        <text:list-item>
          <text:p text:style-name="P25">Tag</text:p>
        </text:list-item>
        <text:list-item>
          <text:p text:style-name="P37"><text:s/>&lt;!--#SubmitInputField label=foo ajax_id=bar--&gt;</text:p>
        </text:list-item>
        <text:list-item>
          <text:p text:style-name="P25">Parameter</text:p>
        </text:list-item>
        <text:list-item>
          <text:p text:style-name="P38">label: Name des Labels</text:p>
        </text:list-item>
        <text:list-item>
          <text:p text:style-name="P38">ajax_id: Id des zu Speichernden Formulars</text:p>
        </text:list-item>
      </text:list>
      <text:h text:style-name="Heading_20_1" text:outline-level="1"><text:soft-page-break/></text:h>
      <text:h text:style-name="Heading_20_5" text:outline-level="5">SavedParams</text:h>
      <text:p text:style-name="Text_20_body">Gibt die Anzahl der zuletzt gespeicherten Parameter aus.</text:p>
      <text:list xml:id="list1584805551" text:continue-numbering="true" text:style-name="L8">
        <text:list-item>
          <text:p text:style-name="P25">Tag</text:p>
        </text:list-item>
        <text:list-item>
          <text:p text:style-name="P37"><text:s/>&lt;!--#SavedParams--&gt;</text:p>
        </text:list-item>
        <text:list-item>
          <text:p text:style-name="P25">Parameter</text:p>
        </text:list-item>
        <text:list-item>
          <text:p text:style-name="P38">keine</text:p>
        </text:list-item>
      </text:list>
      <text:h text:style-name="Heading_20_5" text:outline-level="5">CheckboxInputField</text:h>
      <text:p text:style-name="Text_20_body">Erzeugt eine HTML Checkbox.</text:p>
      <text:list xml:id="list1032823300" text:continue-numbering="true" text:style-name="L8">
        <text:list-item>
          <text:p text:style-name="P25">Tag</text:p>
        </text:list-item>
        <text:list-item>
          <text:p text:style-name="P37"><text:s/>&lt;!--#CheckboxInputField--&gt;</text:p>
        </text:list-item>
        <text:list-item>
          <text:p text:style-name="P25">Parameter</text:p>
        </text:list-item>
        <text:list-item>
          <text:p text:style-name="P38">id: Canbus ID</text:p>
        </text:list-item>
        <text:list-item>
          <text:p text:style-name="P38">label: Name des Labels</text:p>
        </text:list-item>
      </text:list>
      <text:p text:style-name="P10"/>
      <text:p text:style-name="Text_20_body"/>
      <text:h text:style-name="P51" text:outline-level="2"><text:bookmark-start text:name="_Toc183831912"/>W<text:bookmark-end text:name="_Toc183831912"/>ebclient</text:h>
      <text:h text:style-name="Heading_20_3" text:outline-level="3">3.1<text:tab/>Interface</text:h>
      <text:h text:style-name="P43" text:outline-level="1"/>
      <text:h text:style-name="P51" text:outline-level="2"><text:bookmark-start text:name="_Toc1838319121"/>C<text:bookmark-end text:name="_Toc1838319121"/>omTask</text:h>
      <text:p text:style-name="Text_20_body"/>
      <text:p text:style-name="Text_20_body">Der ComTask ist für die Kommunikation zwischen Maschine und Webserver zuständig. Dazu stellt er ein Interface zur Verfügung. Je nach Maschine und Verbindungsart (CAN, RS232) muss der ComTask modifiziert werden. Da während der Diplomarbeit noch kein Protokoll zur Kommunikation zur Verfügung gestanden ist, speichert der ComTask die Werte in Dateien auf der SD Karte anstatt mit einer Maschine zu kommunizieren. Diese Konfiguration dient aber ausschließlich Testzwecken. </text:p>
      <text:h text:style-name="Heading_20_3" text:outline-level="3">3.1<text:tab/>Interface</text:h>
      <text:h text:style-name="Heading_20_4" text:outline-level="4">Zugriff</text:h>
      <text:p text:style-name="Text_20_body">Tasks greifen auf den ComTask über die Queue <text:span text:style-name="T15">xComQueue</text:span><text:span text:style-name="T10"> </text:span><text:span text:style-name="T18">zu. Dieser gibt die Antwort über </text:span><text:span text:style-name="T16">xHttpdQueue </text:span><text:span text:style-name="T18">an den Task zurück. Die Queues verwenden die Struktur </text:span><text:span text:style-name="T16">xComMessage</text:span><text:span text:style-name="T18"> zum Nachrichtenaustausch. <text:s/>Nachdem ein Task eine Anfrage an ComTask geschickt hat, muss dieser Task pausiert werden (suspend). <text:s/></text:span><text:span text:style-name="T16">XcomMessage </text:span><text:span text:style-name="T18">muss einen TaskHandler (taskToResume) enthalten, der auf den aktuellen Task (den Anfragenden) zeigt. Der ComTask verwendet diesen TaskHandler um den anfragenden Task wieder aufzuwecken, nachdem die Antwort in die <text:s/></text:span><text:span text:style-name="T16">xHttpdQueue </text:span><text:span text:style-name="T18">enqueued wurde.</text:span></text:p>
      <text:p text:style-name="Text_20_body"><text:span text:style-name="T18"/></text:p>
      <text:h text:style-name="Heading_20_4" text:outline-level="4"><text:span text:style-name="T18">Kommunikation mit der Maschine<text:tab/></text:span></text:h>
      <text:p text:style-name="Text_20_body"><text:span text:style-name="T18">Der ComTask stellt zwei Funktionen zur Verfügung, in denen der Zugriff auf die spezielle Maschine implementiert werden muss, zum Beispiel über Can Bus oder RS232. </text:span></text:p>
      <text:p text:style-name="Text_20_body"><text:span text:style-name="T18">Folgende Methoden müssen implementiert werden:</text:span></text:p>
      <text:list xml:id="list530466268" text:style-name="L9">
        <text:list-item>
          <text:p text:style-name="P26"><text:span text:style-name="T39">int</text:span><text:span text:style-name="T20"> </text:span><text:span text:style-name="T21">sendToMachine</text:span><text:span text:style-name="T20">(</text:span><text:span text:style-name="T39">char</text:span><text:span text:style-name="T20">* id, </text:span><text:span text:style-name="T39">int</text:span><text:span text:style-name="T20"> value)</text:span></text:p>
        </text:list-item>
        <text:list-item>
          <text:p text:style-name="P17"><text:span text:style-name="T39">int</text:span><text:span text:style-name="T20"> </text:span><text:span text:style-name="T21">getFormMachine</text:span><text:span text:style-name="T20">(</text:span><text:span text:style-name="T39">char</text:span><text:span text:style-name="T20">* id)</text:span></text:p>
        </text:list-item>
      </text:list>
      <text:p text:style-name="Text_20_body"><text:span text:style-name="T20"/></text:p>
      <text:h text:style-name="Heading_20_5" text:outline-level="5"><text:span text:style-name="T20">sendToMachine</text:span></text:h>
      <text:p text:style-name="Text_20_body"><text:span text:style-name="T20">Mit dieser Funktion wird ein Wert an die Maschine gesendet. Dazu wird die ID der Einstellung und der Wert der Einstellung übergeben. Diese Ids werden in den SSI Dateien (Interface) definiert. Die </text:span><text:soft-page-break/><text:span text:style-name="T20">ID muss gegebenenfalls noch in eine für die Maschine verarbeitbare Form umgewandelt werden. Der Rückgabewert ist entweder:</text:span></text:p>
      <text:list xml:id="list1255522928" text:style-name="L10">
        <text:list-item>
          <text:p text:style-name="P27"><text:span text:style-name="T20">0 → Wert erfolgreich gesendet</text:span></text:p>
        </text:list-item>
        <text:list-item>
          <text:p text:style-name="P27"><text:span text:style-name="T20">ungleich 0 → Fehler beim Senden</text:span></text:p>
        </text:list-item>
      </text:list>
      <text:p text:style-name="Text_20_body"><text:span text:style-name="T20"/></text:p>
      <text:h text:style-name="Heading_20_5" text:outline-level="5"><text:span text:style-name="T20">getFromMachine</text:span></text:h>
      <text:p text:style-name="Text_20_body"><text:span text:style-name="T20">Diese Funktion lest eine Option von der Maschine und gibt den Wert zurück. Dazu wird der Funktion die ID der Option übergeben. Diese Ids werden in den SSI Dateien (Interface) definiert.</text:span></text:p>
      <text:p text:style-name="Text_20_body"><text:span text:style-name="T20"/></text:p>
      <text:p text:style-name="P8"><text:span text:style-name="T2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2" svg:font-family="Arial"/>
    <style:font-face style:name="Liberation Serf" svg:font-family="'Liberation Serf'"/>
    <style:font-face style:name="OpenSymbol" svg:font-family="OpenSymbol"/>
    <style:font-face style:name="courier" svg:font-family="courier"/>
    <style:font-face style:name="DejaVu Sans" svg:font-family="'DejaVu Sans'" style:font-family-generic="swiss"/>
    <style:font-face style:name="Monospace" svg:font-family="Monospace"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SimSun" svg:font-family="SimSun, 宋体" style:font-pitch="variable"/>
    <style:font-face style:name="Arial" svg:font-family="Arial"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AT"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Text_20_body" style:default-outline-level="1" style:class="text">
      <style:paragraph-properties fo:margin-top="0.3335in" fo:margin-bottom="0in"/>
      <style:text-properties fo:color="#000000" fo:font-size="18pt" fo:letter-spacing="0.0035in" style:text-underline-style="solid" style:text-underline-width="auto" style:text-underline-color="font-color" fo:font-weight="bold" style:font-size-asian="18pt" style:font-weight-asian="bold" style:font-size-complex="18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DejaVu Sans Mono" style:font-name-asian="DejaVu Sans Mono" style:font-name-complex="DejaVu Sans Mono"/>
    </style:style>
    <style:style style:name="Teletype" style:family="text">
      <style:text-properties style:font-name="DejaVu Sans Mono" style:font-name-asian="DejaVu Sans Mono" style:font-name-complex="DejaVu Sans Mono"/>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4791in" fo:margin-bottom="0.515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Diplomarbeit LumWeb<text:tab/>26.03.2010</text:p>
      </style:header>
      <style:footer>
        <text:p text:style-name="Footer">Anzinger Martin, Hahn Florian<text:tab/><text:tab/>Seite <text:page-number text:select-page="current">22</text:page-number> von <text:page-count>22</text:page-count></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9-18T11:12:29</meta:creation-date>
    <dc:date>2010-04-09T11:42:14</dc:date>
    <meta:editing-duration>PT10H15M08S</meta:editing-duration>
    <meta:editing-cycles>168</meta:editing-cycles>
    <meta:generator>OpenOffice.org/3.2$Unix OpenOffice.org_project/320m12$Build-9483</meta:generator>
    <meta:document-statistic meta:table-count="1" meta:image-count="0" meta:object-count="0" meta:page-count="22" meta:paragraph-count="286" meta:word-count="2754" meta:character-count="20002"/>
    <meta:user-defined meta:name="Info 1"/>
    <meta:user-defined meta:name="Info 2"/>
    <meta:user-defined meta:name="Info 3"/>
    <meta:user-defined meta:name="Info 4"/>
  </office:meta>
</office:document-meta>
</file>